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レベル1)" table:allow-empty-cell="true" table:display-list="unsorted" table:base-cell-address="LEVEL_2.I3">
          <table:error-message table:message-type="stop" table:display="true"/>
        </table:content-validation>
        <table:content-validation table:name="val2" table:condition="of:cell-content-is-in-list(レベル2)" table:allow-empty-cell="true" table:display-list="unsorted" table:base-cell-address="LEVEL_3.I3">
          <table:error-message table:message-type="stop" table:display="true"/>
        </table:content-validation>
      </table:content-validations>
      <table:table table:name="FOOD_GEN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OT_GENRE_ID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FOOD_GENRE_NAME</text:p>
          </table:table-cell>
          <table:table-cell office:value-type="string" calcext:value-type="string">
            <text:p>GENRE_LEVEL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SUPERIOR_FOOT_GENRE_ID</text:p>
          </table:table-cell>
        </table:table-row>
        <table:table-row table:style-name="ro1">
          <table:table-cell table:formula="of:=ROW()-ROW([.$A$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和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洋食・西洋料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中華料理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アジア・エスニック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カレー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焼肉・ホルモン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鍋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居酒屋・ダイニングバー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創作料理・無国籍料理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ファミレス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レストラン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ラーメン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汁なしラーメン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つけ麺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カフェ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喫茶店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コーヒー専門店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紅茶専門店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中国茶専門店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日本茶専門店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カフェ・喫茶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パン・サンドイッチ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スイーツ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バー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パブ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ラウンジ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ワインバー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ビアガーデン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ビアバー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スポーツバー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バー・お酒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旅館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オーベルジュ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旅館・オーベルジュ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900/01/01</text:p>
          </table:table-cell>
          <table:table-cell table:style-name="ce1" office:value-type="string" calcext:value-type="string">
            <text:p>9999/12/31</text:p>
          </table:table-cell>
          <table:table-cell office:value-type="string" calcext:value-type="string">
            <text:p>その他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-ROW([.$A$1])"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日本料理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寿司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魚介料理・海鮮料理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ぷら・揚げ物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ば・うどん・麺類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なぎ・どじょう・あなご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鳥・串焼・鳥料理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すき焼き・しゃぶしゃぶ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でん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好み焼き・たこ焼き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郷土料理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丼もの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食（その他）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OW()-ROW([.$A$1])" office:value-type="float" office:value="49" calcext:value-type="float">
            <text:p>4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テーキ・ハンバー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鉄板焼き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スタ・ピザ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ンバーガー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食・欧風料理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フレンチ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タリアン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6" calcext:value-type="float">
            <text:p>5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ペイン料理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7" calcext:value-type="float">
            <text:p>5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洋各国料理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OW()-ROW([.$A$1])" office:value-type="float" office:value="58" calcext:value-type="float">
            <text:p>5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料理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OW()-ROW([.$A$1])" office:value-type="float" office:value="59" calcext:value-type="float">
            <text:p>5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餃子・肉まん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OW()-ROW([.$A$1])"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粥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formula="of:=ROW()-ROW([.$A$1])" office:value-type="float" office:value="61" calcext:value-type="float">
            <text:p>6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OW()-ROW([.$A$1])" office:value-type="float" office:value="62" calcext:value-type="float">
            <text:p>6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韓国料理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OW()-ROW([.$A$1])" office:value-type="float" office:value="63" calcext:value-type="float">
            <text:p>6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東南アジア料理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OW()-ROW([.$A$1])" office:value-type="float" office:value="64" calcext:value-type="float">
            <text:p>6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南アジア料理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OW()-ROW([.$A$1])" office:value-type="float" office:value="65" calcext:value-type="float">
            <text:p>6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アジア料理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formula="of:=ROW()-ROW([.$A$1])" office:value-type="float" office:value="66" calcext:value-type="float">
            <text:p>6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南米料理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OW()-ROW([.$A$1])" office:value-type="float" office:value="67" calcext:value-type="float">
            <text:p>6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フリカ料理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OW()-ROW([.$A$1])" office:value-type="float" office:value="68" calcext:value-type="float">
            <text:p>6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ジア・エスニック（その他）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OW()-ROW([.$A$1])" office:value-type="float" office:value="69" calcext:value-type="float">
            <text:p>6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レーライス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OW()-ROW([.$A$1])" office:value-type="float" office:value="70" calcext:value-type="float">
            <text:p>7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欧風カレー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OW()-ROW([.$A$1])" office:value-type="float" office:value="71" calcext:value-type="float">
            <text:p>7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ンドカレー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OW()-ROW([.$A$1])" office:value-type="float" office:value="72" calcext:value-type="float">
            <text:p>7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タイカレー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OW()-ROW([.$A$1])" office:value-type="float" office:value="73" calcext:value-type="float">
            <text:p>7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ープカレー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formula="of:=ROW()-ROW([.$A$1])" office:value-type="float" office:value="74" calcext:value-type="float">
            <text:p>74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レー（その他）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OW()-ROW([.$A$1])" office:value-type="float" office:value="75" calcext:value-type="float">
            <text:p>7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肉・ホルモン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OW()-ROW([.$A$1])" office:value-type="float" office:value="76" calcext:value-type="float">
            <text:p>76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ジンギスカン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OW()-ROW([.$A$1])" office:value-type="float" office:value="77" calcext:value-type="float">
            <text:p>7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ちゃんこ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78" calcext:value-type="float">
            <text:p>7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どんすき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79" calcext:value-type="float">
            <text:p>79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つ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水炊き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81" calcext:value-type="float">
            <text:p>81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ちりとり鍋・てっちゃん鍋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82" calcext:value-type="float">
            <text:p>8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国鍋・火鍋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83" calcext:value-type="float">
            <text:p>83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韓国鍋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84" calcext:value-type="float">
            <text:p>8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タイスキ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85" calcext:value-type="float">
            <text:p>8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鍋（その他）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OW()-ROW([.$A$1])" office:value-type="float" office:value="86" calcext:value-type="float">
            <text:p>8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居酒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)-ROW([.$A$1])" office:value-type="float" office:value="87" calcext:value-type="float">
            <text:p>87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ダイニングバー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)-ROW([.$A$1])" office:value-type="float" office:value="88" calcext:value-type="float">
            <text:p>8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居酒屋・ダイニングバー（その他）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)-ROW([.$A$1])" office:value-type="float" office:value="89" calcext:value-type="float">
            <text:p>89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創作料理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ROW()-ROW([.$A$1])" office:value-type="float" office:value="90" calcext:value-type="float">
            <text:p>90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ノベーティブ・フュージョン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ROW()-ROW([.$A$1])" office:value-type="float" office:value="91" calcext:value-type="float">
            <text:p>91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無国籍料理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ROW()-ROW([.$A$1])" office:value-type="float" office:value="92" calcext:value-type="float">
            <text:p>9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定食・食堂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ROW()-ROW([.$A$1])" office:value-type="float" office:value="93" calcext:value-type="float">
            <text:p>9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自然食・薬膳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ROW()-ROW([.$A$1])" office:value-type="float" office:value="94" calcext:value-type="float">
            <text:p>94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弁当・おにぎり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ROW()-ROW([.$A$1])" office:value-type="float" office:value="95" calcext:value-type="float">
            <text:p>95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レストラン（その他）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ROW()-ROW([.$A$1])" office:value-type="float" office:value="96" calcext:value-type="float">
            <text:p>96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油そば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ROW()-ROW([.$A$1])" office:value-type="float" office:value="97" calcext:value-type="float">
            <text:p>97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台湾まぜそば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ROW()-ROW([.$A$1])" office:value-type="float" office:value="98" calcext:value-type="float">
            <text:p>98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汁なし担々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ROW()-ROW([.$A$1])" office:value-type="float" office:value="99" calcext:value-type="float">
            <text:p>99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菓子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ROW()-ROW([.$A$1])" office:value-type="float" office:value="100" calcext:value-type="float">
            <text:p>100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菓子・甘味処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ROW()-ROW([.$A$1])" office:value-type="float" office:value="101" calcext:value-type="float">
            <text:p>101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菓子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ROW()-ROW([.$A$1])" office:value-type="float" office:value="102" calcext:value-type="float">
            <text:p>102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イーツ（その他）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ROW()-ROW([.$A$1])" office:value-type="float" office:value="103" calcext:value-type="float">
            <text:p>103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日本酒バー・焼酎バー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ROW()-ROW([.$A$1])" office:value-type="float" office:value="104" calcext:value-type="float">
            <text:p>104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・お酒（その他）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ROW()-ROW([.$A$1])" office:value-type="float" office:value="105" calcext:value-type="float">
            <text:p>10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懐石・会席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ROW()-ROW([.$A$1])" office:value-type="float" office:value="106" calcext:value-type="float">
            <text:p>106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割烹・小料理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ROW()-ROW([.$A$1])" office:value-type="float" office:value="107" calcext:value-type="float">
            <text:p>107</text:p>
          </table:table-cell>
          <table:table-cell office:value-type="float" office:value="10103" calcext:value-type="float">
            <text:p>1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精進料理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ROW()-ROW([.$A$1])" office:value-type="float" office:value="108" calcext:value-type="float">
            <text:p>108</text:p>
          </table:table-cell>
          <table:table-cell office:value-type="float" office:value="10104" calcext:value-type="float">
            <text:p>10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京料理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ROW()-ROW([.$A$1])" office:value-type="float" office:value="109" calcext:value-type="float">
            <text:p>109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寿司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ROW()-ROW([.$A$1])" office:value-type="float" office:value="110" calcext:value-type="float">
            <text:p>110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回転寿司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ROW()-ROW([.$A$1])" office:value-type="float" office:value="111" calcext:value-type="float">
            <text:p>111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立ち食い寿司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ROW()-ROW([.$A$1])" office:value-type="float" office:value="112" calcext:value-type="float">
            <text:p>112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魚介料理・海鮮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ROW()-ROW([.$A$1])" office:value-type="float" office:value="113" calcext:value-type="float">
            <text:p>113</text:p>
          </table:table-cell>
          <table:table-cell office:value-type="float" office:value="10302" calcext:value-type="float">
            <text:p>1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ふぐ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ROW()-ROW([.$A$1])" office:value-type="float" office:value="114" calcext:value-type="float">
            <text:p>114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に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ROW()-ROW([.$A$1])" office:value-type="float" office:value="115" calcext:value-type="float">
            <text:p>115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すっぽん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ROW()-ROW([.$A$1])" office:value-type="float" office:value="116" calcext:value-type="float">
            <text:p>116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あんこう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ROW()-ROW([.$A$1])" office:value-type="float" office:value="117" calcext:value-type="float">
            <text:p>117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ぷら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ROW()-ROW([.$A$1])" office:value-type="float" office:value="118" calcext:value-type="float">
            <text:p>118</text:p>
          </table:table-cell>
          <table:table-cell office:value-type="float" office:value="10402" calcext:value-type="float">
            <text:p>1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とんかつ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ROW()-ROW([.$A$1])" office:value-type="float" office:value="119" calcext:value-type="float">
            <text:p>119</text:p>
          </table:table-cell>
          <table:table-cell office:value-type="float" office:value="10403" calcext:value-type="float">
            <text:p>1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串揚げ・串かつ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ROW()-ROW([.$A$1])" office:value-type="float" office:value="120" calcext:value-type="float">
            <text:p>120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らあげ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ROW()-ROW([.$A$1])" office:value-type="float" office:value="121" calcext:value-type="float">
            <text:p>121</text:p>
          </table:table-cell>
          <table:table-cell office:value-type="float" office:value="10405" calcext:value-type="float">
            <text:p>10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ぷら・揚げ物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ROW()-ROW([.$A$1])" office:value-type="float" office:value="122" calcext:value-type="float">
            <text:p>122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23" calcext:value-type="float">
            <text:p>123</text:p>
          </table:table-cell>
          <table:table-cell office:value-type="float" office:value="10502" calcext:value-type="float">
            <text:p>10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立ち食いそ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24" calcext:value-type="float">
            <text:p>124</text:p>
          </table:table-cell>
          <table:table-cell office:value-type="float" office:value="10503" calcext:value-type="float">
            <text:p>10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どん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25" calcext:value-type="float">
            <text:p>125</text:p>
          </table:table-cell>
          <table:table-cell office:value-type="float" office:value="10504" calcext:value-type="float">
            <text:p>105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レーうどん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26" calcext:value-type="float">
            <text:p>126</text:p>
          </table:table-cell>
          <table:table-cell office:value-type="float" office:value="10505" calcext:value-type="float">
            <text:p>105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きそば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27" calcext:value-type="float">
            <text:p>127</text:p>
          </table:table-cell>
          <table:table-cell office:value-type="float" office:value="10506" calcext:value-type="float">
            <text:p>105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沖縄そば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28" calcext:value-type="float">
            <text:p>128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ほうとう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29" calcext:value-type="float">
            <text:p>129</text:p>
          </table:table-cell>
          <table:table-cell office:value-type="float" office:value="10508" calcext:value-type="float">
            <text:p>105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ちゃんぽん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30" calcext:value-type="float">
            <text:p>130</text:p>
          </table:table-cell>
          <table:table-cell office:value-type="float" office:value="10509" calcext:value-type="float">
            <text:p>105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ば・うどん・麺類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ROW()-ROW([.$A$1])" office:value-type="float" office:value="131" calcext:value-type="float">
            <text:p>131</text:p>
          </table:table-cell>
          <table:table-cell office:value-type="float" office:value="10601" calcext:value-type="float">
            <text:p>106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なぎ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ROW()-ROW([.$A$1])" office:value-type="float" office:value="132" calcext:value-type="float">
            <text:p>132</text:p>
          </table:table-cell>
          <table:table-cell office:value-type="float" office:value="10602" calcext:value-type="float">
            <text:p>106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どじょう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ROW()-ROW([.$A$1])" office:value-type="float" office:value="133" calcext:value-type="float">
            <text:p>133</text:p>
          </table:table-cell>
          <table:table-cell office:value-type="float" office:value="10603" calcext:value-type="float">
            <text:p>106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あなご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ROW()-ROW([.$A$1])" office:value-type="float" office:value="134" calcext:value-type="float">
            <text:p>134</text:p>
          </table:table-cell>
          <table:table-cell office:value-type="float" office:value="10701" calcext:value-type="float">
            <text:p>107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鳥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ROW()-ROW([.$A$1])" office:value-type="float" office:value="135" calcext:value-type="float">
            <text:p>135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串焼き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ROW()-ROW([.$A$1])" office:value-type="float" office:value="136" calcext:value-type="float">
            <text:p>136</text:p>
          </table:table-cell>
          <table:table-cell office:value-type="float" office:value="10703" calcext:value-type="float">
            <text:p>107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つ焼き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ROW()-ROW([.$A$1])" office:value-type="float" office:value="137" calcext:value-type="float">
            <text:p>137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きとん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ROW()-ROW([.$A$1])" office:value-type="float" office:value="138" calcext:value-type="float">
            <text:p>138</text:p>
          </table:table-cell>
          <table:table-cell office:value-type="float" office:value="10705" calcext:value-type="float">
            <text:p>107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鳥料理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ROW()-ROW([.$A$1])" office:value-type="float" office:value="139" calcext:value-type="float">
            <text:p>139</text:p>
          </table:table-cell>
          <table:table-cell office:value-type="float" office:value="10706" calcext:value-type="float">
            <text:p>107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手羽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ROW()-ROW([.$A$1])" office:value-type="float" office:value="140" calcext:value-type="float">
            <text:p>140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すき焼き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ROW()-ROW([.$A$1])" office:value-type="float" office:value="141" calcext:value-type="float">
            <text:p>141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しゃぶしゃぶ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ROW()-ROW([.$A$1])" office:value-type="float" office:value="142" calcext:value-type="float">
            <text:p>142</text:p>
          </table:table-cell>
          <table:table-cell office:value-type="float" office:value="10803" calcext:value-type="float">
            <text:p>108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豚しゃぶ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ROW()-ROW([.$A$1])" office:value-type="float" office:value="143" calcext:value-type="float">
            <text:p>143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好み焼き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ROW()-ROW([.$A$1])" office:value-type="float" office:value="144" calcext:value-type="float">
            <text:p>144</text:p>
          </table:table-cell>
          <table:table-cell office:value-type="float" office:value="11002" calcext:value-type="float">
            <text:p>110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んじゃ焼き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ROW()-ROW([.$A$1])" office:value-type="float" office:value="145" calcext:value-type="float">
            <text:p>145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たこ焼き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ROW()-ROW([.$A$1])" office:value-type="float" office:value="146" calcext:value-type="float">
            <text:p>146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明石焼き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ROW()-ROW([.$A$1])" office:value-type="float" office:value="147" calcext:value-type="float">
            <text:p>147</text:p>
          </table:table-cell>
          <table:table-cell office:value-type="float" office:value="11005" calcext:value-type="float">
            <text:p>110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好み焼き・たこ焼き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ROW()-ROW([.$A$1])" office:value-type="float" office:value="148" calcext:value-type="float">
            <text:p>148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沖縄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ROW()-ROW([.$A$1])" office:value-type="float" office:value="149" calcext:value-type="float">
            <text:p>149</text:p>
          </table:table-cell>
          <table:table-cell office:value-type="float" office:value="11102" calcext:value-type="float">
            <text:p>11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きりたん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ROW()-ROW([.$A$1])" office:value-type="float" office:value="150" calcext:value-type="float">
            <text:p>150</text:p>
          </table:table-cell>
          <table:table-cell office:value-type="float" office:value="11103" calcext:value-type="float">
            <text:p>11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郷土料理（その他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ROW()-ROW([.$A$1])" office:value-type="float" office:value="151" calcext:value-type="float">
            <text:p>151</text:p>
          </table:table-cell>
          <table:table-cell office:value-type="float" office:value="11201" calcext:value-type="float">
            <text:p>11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牛丼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ROW()-ROW([.$A$1])" office:value-type="float" office:value="152" calcext:value-type="float">
            <text:p>152</text:p>
          </table:table-cell>
          <table:table-cell office:value-type="float" office:value="11202" calcext:value-type="float">
            <text:p>11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親子丼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ROW()-ROW([.$A$1])" office:value-type="float" office:value="153" calcext:value-type="float">
            <text:p>153</text:p>
          </table:table-cell>
          <table:table-cell office:value-type="float" office:value="11203" calcext:value-type="float">
            <text:p>11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丼・天重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ROW()-ROW([.$A$1])" office:value-type="float" office:value="154" calcext:value-type="float">
            <text:p>154</text:p>
          </table:table-cell>
          <table:table-cell office:value-type="float" office:value="11204" calcext:value-type="float">
            <text:p>11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つ丼・かつ重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ROW()-ROW([.$A$1])" office:value-type="float" office:value="155" calcext:value-type="float">
            <text:p>155</text:p>
          </table:table-cell>
          <table:table-cell office:value-type="float" office:value="11205" calcext:value-type="float">
            <text:p>11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海鮮丼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ROW()-ROW([.$A$1])" office:value-type="float" office:value="156" calcext:value-type="float">
            <text:p>156</text:p>
          </table:table-cell>
          <table:table-cell office:value-type="float" office:value="11206" calcext:value-type="float">
            <text:p>112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豚丼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ROW()-ROW([.$A$1])" office:value-type="float" office:value="157" calcext:value-type="float">
            <text:p>157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丼もの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ROW()-ROW([.$A$1])" office:value-type="float" office:value="158" calcext:value-type="float">
            <text:p>158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豆腐料理・湯葉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59" calcext:value-type="float">
            <text:p>159</text:p>
          </table:table-cell>
          <table:table-cell office:value-type="float" office:value="11302" calcext:value-type="float">
            <text:p>11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麦とろ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60" calcext:value-type="float">
            <text:p>160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釜飯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61" calcext:value-type="float">
            <text:p>161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つ料理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62" calcext:value-type="float">
            <text:p>162</text:p>
          </table:table-cell>
          <table:table-cell office:value-type="float" office:value="11305" calcext:value-type="float">
            <text:p>113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くじら料理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63" calcext:value-type="float">
            <text:p>163</text:p>
          </table:table-cell>
          <table:table-cell office:value-type="float" office:value="11306" calcext:value-type="float">
            <text:p>113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牛タン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64" calcext:value-type="float">
            <text:p>164</text:p>
          </table:table-cell>
          <table:table-cell office:value-type="float" office:value="11307" calcext:value-type="float">
            <text:p>113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ろばた焼き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65" calcext:value-type="float">
            <text:p>165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食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ROW()-ROW([.$A$1])" office:value-type="float" office:value="166" calcext:value-type="float">
            <text:p>166</text:p>
          </table:table-cell>
          <table:table-cell office:value-type="float" office:value="20101" calcext:value-type="float">
            <text:p>2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テーキ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ROW()-ROW([.$A$1])" office:value-type="float" office:value="167" calcext:value-type="float">
            <text:p>167</text:p>
          </table:table-cell>
          <table:table-cell office:value-type="float" office:value="20102" calcext:value-type="float">
            <text:p>2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ンバー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ROW()-ROW([.$A$1])" office:value-type="float" office:value="168" calcext:value-type="float">
            <text:p>168</text:p>
          </table:table-cell>
          <table:table-cell office:value-type="float" office:value="20301" calcext:value-type="float">
            <text:p>2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スタ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ROW()-ROW([.$A$1])" office:value-type="float" office:value="169" calcext:value-type="float">
            <text:p>169</text:p>
          </table:table-cell>
          <table:table-cell office:value-type="float" office:value="20302" calcext:value-type="float">
            <text:p>2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ピザ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ROW()-ROW([.$A$1])" office:value-type="float" office:value="170" calcext:value-type="float">
            <text:p>170</text:p>
          </table:table-cell>
          <table:table-cell office:value-type="float" office:value="20501" calcext:value-type="float">
            <text:p>20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食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OW()-ROW([.$A$1])" office:value-type="float" office:value="171" calcext:value-type="float">
            <text:p>171</text:p>
          </table:table-cell>
          <table:table-cell office:value-type="float" office:value="20502" calcext:value-type="float">
            <text:p>20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ヤシライス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OW()-ROW([.$A$1])" office:value-type="float" office:value="172" calcext:value-type="float">
            <text:p>172</text:p>
          </table:table-cell>
          <table:table-cell office:value-type="float" office:value="20503" calcext:value-type="float">
            <text:p>20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オムライス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OW()-ROW([.$A$1])" office:value-type="float" office:value="173" calcext:value-type="float">
            <text:p>173</text:p>
          </table:table-cell>
          <table:table-cell office:value-type="float" office:value="20504" calcext:value-type="float">
            <text:p>205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シチュー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OW()-ROW([.$A$1])" office:value-type="float" office:value="174" calcext:value-type="float">
            <text:p>174</text:p>
          </table:table-cell>
          <table:table-cell office:value-type="float" office:value="20505" calcext:value-type="float">
            <text:p>205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ープ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OW()-ROW([.$A$1])" office:value-type="float" office:value="175" calcext:value-type="float">
            <text:p>175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コロッケ・フライ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OW()-ROW([.$A$1])" office:value-type="float" office:value="176" calcext:value-type="float">
            <text:p>176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食・欧風料理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ROW()-ROW([.$A$1])" office:value-type="float" office:value="177" calcext:value-type="float">
            <text:p>177</text:p>
          </table:table-cell>
          <table:table-cell office:value-type="float" office:value="20601" calcext:value-type="float">
            <text:p>206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フレンチ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ROW()-ROW([.$A$1])" office:value-type="float" office:value="178" calcext:value-type="float">
            <text:p>178</text:p>
          </table:table-cell>
          <table:table-cell office:value-type="float" office:value="20602" calcext:value-type="float">
            <text:p>206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ビストロ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ROW()-ROW([.$A$1])" office:value-type="float" office:value="179" calcext:value-type="float">
            <text:p>179</text:p>
          </table:table-cell>
          <table:table-cell office:value-type="float" office:value="20603" calcext:value-type="float">
            <text:p>206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モダンフレン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ROW()-ROW([.$A$1])" office:value-type="float" office:value="180" calcext:value-type="float">
            <text:p>180</text:p>
          </table:table-cell>
          <table:table-cell office:value-type="float" office:value="20801" calcext:value-type="float">
            <text:p>208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ペイン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ROW()-ROW([.$A$1])" office:value-type="float" office:value="181" calcext:value-type="float">
            <text:p>181</text:p>
          </table:table-cell>
          <table:table-cell office:value-type="float" office:value="20802" calcext:value-type="float">
            <text:p>208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モダンスパニッシュ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ROW()-ROW([.$A$1])" office:value-type="float" office:value="182" calcext:value-type="float">
            <text:p>182</text:p>
          </table:table-cell>
          <table:table-cell office:value-type="float" office:value="20901" calcext:value-type="float">
            <text:p>209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地中海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83" calcext:value-type="float">
            <text:p>183</text:p>
          </table:table-cell>
          <table:table-cell office:value-type="float" office:value="20902" calcext:value-type="float">
            <text:p>209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ドイツ料理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84" calcext:value-type="float">
            <text:p>184</text:p>
          </table:table-cell>
          <table:table-cell office:value-type="float" office:value="20903" calcext:value-type="float">
            <text:p>209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ロシア料理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85" calcext:value-type="float">
            <text:p>185</text:p>
          </table:table-cell>
          <table:table-cell office:value-type="float" office:value="20904" calcext:value-type="float">
            <text:p>209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メリカ料理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86" calcext:value-type="float">
            <text:p>186</text:p>
          </table:table-cell>
          <table:table-cell office:value-type="float" office:value="20905" calcext:value-type="float">
            <text:p>209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リフォルニア料理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87" calcext:value-type="float">
            <text:p>187</text:p>
          </table:table-cell>
          <table:table-cell office:value-type="float" office:value="20906" calcext:value-type="float">
            <text:p>209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オセアニア料理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88" calcext:value-type="float">
            <text:p>188</text:p>
          </table:table-cell>
          <table:table-cell office:value-type="float" office:value="20907" calcext:value-type="float">
            <text:p>209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ワイ料理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89" calcext:value-type="float">
            <text:p>189</text:p>
          </table:table-cell>
          <table:table-cell office:value-type="float" office:value="20908" calcext:value-type="float">
            <text:p>209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洋各国料理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ROW()-ROW([.$A$1])" office:value-type="float" office:value="190" calcext:value-type="float">
            <text:p>190</text:p>
          </table:table-cell>
          <table:table-cell office:value-type="float" office:value="30101" calcext:value-type="float">
            <text:p>3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ROW()-ROW([.$A$1])" office:value-type="float" office:value="191" calcext:value-type="float">
            <text:p>191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飲茶・点心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ROW()-ROW([.$A$1])" office:value-type="float" office:value="192" calcext:value-type="float">
            <text:p>192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北京料理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ROW()-ROW([.$A$1])" office:value-type="float" office:value="193" calcext:value-type="float">
            <text:p>193</text:p>
          </table:table-cell>
          <table:table-cell office:value-type="float" office:value="30104" calcext:value-type="float">
            <text:p>30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上海料理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ROW()-ROW([.$A$1])" office:value-type="float" office:value="194" calcext:value-type="float">
            <text:p>194</text:p>
          </table:table-cell>
          <table:table-cell office:value-type="float" office:value="30105" calcext:value-type="float">
            <text:p>301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広東料理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ROW()-ROW([.$A$1])" office:value-type="float" office:value="195" calcext:value-type="float">
            <text:p>195</text:p>
          </table:table-cell>
          <table:table-cell office:value-type="float" office:value="30106" calcext:value-type="float">
            <text:p>301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四川料理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ROW()-ROW([.$A$1])" office:value-type="float" office:value="196" calcext:value-type="float">
            <text:p>196</text:p>
          </table:table-cell>
          <table:table-cell office:value-type="float" office:value="30107" calcext:value-type="float">
            <text:p>301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台湾料理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ROW()-ROW([.$A$1])" office:value-type="float" office:value="197" calcext:value-type="float">
            <text:p>197</text:p>
          </table:table-cell>
          <table:table-cell office:value-type="float" office:value="30201" calcext:value-type="float">
            <text:p>3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餃子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ROW()-ROW([.$A$1])" office:value-type="float" office:value="198" calcext:value-type="float">
            <text:p>198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肉まん・中華まん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ROW()-ROW([.$A$1])" office:value-type="float" office:value="199" calcext:value-type="float">
            <text:p>199</text:p>
          </table:table-cell>
          <table:table-cell office:value-type="float" office:value="30401" calcext:value-type="float">
            <text:p>3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担々麺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ROW()-ROW([.$A$1])" office:value-type="float" office:value="200" calcext:value-type="float">
            <text:p>200</text:p>
          </table:table-cell>
          <table:table-cell office:value-type="float" office:value="30402" calcext:value-type="float">
            <text:p>3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刀削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ROW()-ROW([.$A$1])" office:value-type="float" office:value="201" calcext:value-type="float">
            <text:p>201</text:p>
          </table:table-cell>
          <table:table-cell office:value-type="float" office:value="30403" calcext:value-type="float">
            <text:p>3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麺（その他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ROW()-ROW([.$A$1])" office:value-type="float" office:value="202" calcext:value-type="float">
            <text:p>202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韓国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ROW()-ROW([.$A$1])" office:value-type="float" office:value="203" calcext:value-type="float">
            <text:p>203</text:p>
          </table:table-cell>
          <table:table-cell office:value-type="float" office:value="40102" calcext:value-type="float">
            <text:p>4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冷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ROW()-ROW([.$A$1])" office:value-type="float" office:value="204" calcext:value-type="float">
            <text:p>204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タイ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ROW()-ROW([.$A$1])" office:value-type="float" office:value="205" calcext:value-type="float">
            <text:p>205</text:p>
          </table:table-cell>
          <table:table-cell office:value-type="float" office:value="40202" calcext:value-type="float">
            <text:p>4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ベトナム料理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ROW()-ROW([.$A$1])" office:value-type="float" office:value="206" calcext:value-type="float">
            <text:p>206</text:p>
          </table:table-cell>
          <table:table-cell office:value-type="float" office:value="40203" calcext:value-type="float">
            <text:p>40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ンドネシア料理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ROW()-ROW([.$A$1])" office:value-type="float" office:value="207" calcext:value-type="float">
            <text:p>207</text:p>
          </table:table-cell>
          <table:table-cell office:value-type="float" office:value="40204" calcext:value-type="float">
            <text:p>40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シンガポール料理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ROW()-ROW([.$A$1])" office:value-type="float" office:value="208" calcext:value-type="float">
            <text:p>208</text:p>
          </table:table-cell>
          <table:table-cell office:value-type="float" office:value="40205" calcext:value-type="float">
            <text:p>40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東南アジア料理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ROW()-ROW([.$A$1])" office:value-type="float" office:value="209" calcext:value-type="float">
            <text:p>209</text:p>
          </table:table-cell>
          <table:table-cell office:value-type="float" office:value="40301" calcext:value-type="float">
            <text:p>4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ンド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ROW()-ROW([.$A$1])" office:value-type="float" office:value="210" calcext:value-type="float">
            <text:p>210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ネパール料理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ROW()-ROW([.$A$1])" office:value-type="float" office:value="211" calcext:value-type="float">
            <text:p>211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キスタン料理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ROW()-ROW([.$A$1])" office:value-type="float" office:value="212" calcext:value-type="float">
            <text:p>212</text:p>
          </table:table-cell>
          <table:table-cell office:value-type="float" office:value="40304" calcext:value-type="float">
            <text:p>40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リランカ料理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ROW()-ROW([.$A$1])" office:value-type="float" office:value="213" calcext:value-type="float">
            <text:p>213</text:p>
          </table:table-cell>
          <table:table-cell office:value-type="float" office:value="40305" calcext:value-type="float">
            <text:p>403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南アジア料理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ROW()-ROW([.$A$1])" office:value-type="float" office:value="214" calcext:value-type="float">
            <text:p>214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トルコ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ROW()-ROW([.$A$1])" office:value-type="float" office:value="215" calcext:value-type="float">
            <text:p>215</text:p>
          </table:table-cell>
          <table:table-cell office:value-type="float" office:value="40402" calcext:value-type="float">
            <text:p>4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アジア料理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ROW()-ROW([.$A$1])" office:value-type="float" office:value="216" calcext:value-type="float">
            <text:p>216</text:p>
          </table:table-cell>
          <table:table-cell office:value-type="float" office:value="40501" calcext:value-type="float">
            <text:p>40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メキシコ料理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formula="of:=ROW()-ROW([.$A$1])" office:value-type="float" office:value="217" calcext:value-type="float">
            <text:p>217</text:p>
          </table:table-cell>
          <table:table-cell office:value-type="float" office:value="40502" calcext:value-type="float">
            <text:p>40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ブラジル料理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formula="of:=ROW()-ROW([.$A$1])" office:value-type="float" office:value="218" calcext:value-type="float">
            <text:p>218</text:p>
          </table:table-cell>
          <table:table-cell office:value-type="float" office:value="40503" calcext:value-type="float">
            <text:p>40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南米料理（その他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formula="of:=ROW()-ROW([.$A$1])" office:value-type="float" office:value="219" calcext:value-type="float">
            <text:p>219</text:p>
          </table:table-cell>
          <table:table-cell office:value-type="float" office:value="60101" calcext:value-type="float">
            <text:p>6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肉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ROW()-ROW([.$A$1])" office:value-type="float" office:value="220" calcext:value-type="float">
            <text:p>220</text:p>
          </table:table-cell>
          <table:table-cell office:value-type="float" office:value="60102" calcext:value-type="float">
            <text:p>6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ホルモン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ROW()-ROW([.$A$1])" office:value-type="float" office:value="221" calcext:value-type="float">
            <text:p>221</text:p>
          </table:table-cell>
          <table:table-cell office:value-type="float" office:value="80301" calcext:value-type="float">
            <text:p>8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立ち飲み居酒屋・バー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ROW()-ROW([.$A$1])" office:value-type="float" office:value="222" calcext:value-type="float">
            <text:p>222</text:p>
          </table:table-cell>
          <table:table-cell office:value-type="float" office:value="80302" calcext:value-type="float">
            <text:p>8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ル・バール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ROW()-ROW([.$A$1])" office:value-type="float" office:value="223" calcext:value-type="float">
            <text:p>223</text:p>
          </table:table-cell>
          <table:table-cell office:value-type="float" office:value="80303" calcext:value-type="float">
            <text:p>80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ビアホール・ビアレストラン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ROW()-ROW([.$A$1])" office:value-type="float" office:value="224" calcext:value-type="float">
            <text:p>224</text:p>
          </table:table-cell>
          <table:table-cell office:value-type="float" office:value="80304" calcext:value-type="float">
            <text:p>80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居酒屋・ダイニングバー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ROW()-ROW([.$A$1])" office:value-type="float" office:value="225" calcext:value-type="float">
            <text:p>225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定食・食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table:formula="of:=ROW()-ROW([.$A$1])" office:value-type="float" office:value="226" calcext:value-type="float">
            <text:p>226</text:p>
          </table:table-cell>
          <table:table-cell office:value-type="float" office:value="110102" calcext:value-type="float">
            <text:p>11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学生食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table:formula="of:=ROW()-ROW([.$A$1])" office:value-type="float" office:value="227" calcext:value-type="float">
            <text:p>227</text:p>
          </table:table-cell>
          <table:table-cell office:value-type="float" office:value="110103" calcext:value-type="float">
            <text:p>11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社員食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table:formula="of:=ROW()-ROW([.$A$1])" office:value-type="float" office:value="228" calcext:value-type="float">
            <text:p>228</text:p>
          </table:table-cell>
          <table:table-cell office:value-type="float" office:value="110201" calcext:value-type="float">
            <text:p>11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自然食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formula="of:=ROW()-ROW([.$A$1])" office:value-type="float" office:value="229" calcext:value-type="float">
            <text:p>229</text:p>
          </table:table-cell>
          <table:table-cell office:value-type="float" office:value="110202" calcext:value-type="float">
            <text:p>11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薬膳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table:formula="of:=ROW()-ROW([.$A$1])" office:value-type="float" office:value="230" calcext:value-type="float">
            <text:p>230</text:p>
          </table:table-cell>
          <table:table-cell office:value-type="float" office:value="110301" calcext:value-type="float">
            <text:p>11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弁当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table:formula="of:=ROW()-ROW([.$A$1])" office:value-type="float" office:value="231" calcext:value-type="float">
            <text:p>231</text:p>
          </table:table-cell>
          <table:table-cell office:value-type="float" office:value="110302" calcext:value-type="float">
            <text:p>11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にぎり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table:formula="of:=ROW()-ROW([.$A$1])" office:value-type="float" office:value="232" calcext:value-type="float">
            <text:p>232</text:p>
          </table:table-cell>
          <table:table-cell office:value-type="float" office:value="110401" calcext:value-type="float">
            <text:p>11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イキン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33" calcext:value-type="float">
            <text:p>233</text:p>
          </table:table-cell>
          <table:table-cell office:value-type="float" office:value="110402" calcext:value-type="float">
            <text:p>11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デリカテッセン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34" calcext:value-type="float">
            <text:p>234</text:p>
          </table:table-cell>
          <table:table-cell office:value-type="float" office:value="110403" calcext:value-type="float">
            <text:p>11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シーフー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35" calcext:value-type="float">
            <text:p>235</text:p>
          </table:table-cell>
          <table:table-cell office:value-type="float" office:value="110404" calcext:value-type="float">
            <text:p>110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オイスターバー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36" calcext:value-type="float">
            <text:p>236</text:p>
          </table:table-cell>
          <table:table-cell office:value-type="float" office:value="110405" calcext:value-type="float">
            <text:p>110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にんにく料理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37" calcext:value-type="float">
            <text:p>237</text:p>
          </table:table-cell>
          <table:table-cell office:value-type="float" office:value="110406" calcext:value-type="float">
            <text:p>1104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野菜料理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38" calcext:value-type="float">
            <text:p>238</text:p>
          </table:table-cell>
          <table:table-cell office:value-type="float" office:value="110407" calcext:value-type="float">
            <text:p>1104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牛料理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39" calcext:value-type="float">
            <text:p>239</text:p>
          </table:table-cell>
          <table:table-cell office:value-type="float" office:value="110408" calcext:value-type="float">
            <text:p>1104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豚料理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40" calcext:value-type="float">
            <text:p>240</text:p>
          </table:table-cell>
          <table:table-cell office:value-type="float" office:value="110409" calcext:value-type="float">
            <text:p>1104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馬肉料理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41" calcext:value-type="float">
            <text:p>241</text:p>
          </table:table-cell>
          <table:table-cell office:value-type="float" office:value="110410" calcext:value-type="float">
            <text:p>110410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炭火焼き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42" calcext:value-type="float">
            <text:p>242</text:p>
          </table:table-cell>
          <table:table-cell office:value-type="float" office:value="110411" calcext:value-type="float">
            <text:p>11041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ベキュー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43" calcext:value-type="float">
            <text:p>243</text:p>
          </table:table-cell>
          <table:table-cell office:value-type="float" office:value="110412" calcext:value-type="float">
            <text:p>11041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の他肉料理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44" calcext:value-type="float">
            <text:p>244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屋台船・クルージング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45" calcext:value-type="float">
            <text:p>245</text:p>
          </table:table-cell>
          <table:table-cell office:value-type="float" office:value="110414" calcext:value-type="float">
            <text:p>11041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レストラン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formula="of:=ROW()-ROW([.$A$1])" office:value-type="float" office:value="246" calcext:value-type="float">
            <text:p>246</text:p>
          </table:table-cell>
          <table:table-cell office:value-type="float" office:value="230101" calcext:value-type="float">
            <text:p>23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ケーキ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table:formula="of:=ROW()-ROW([.$A$1])" office:value-type="float" office:value="247" calcext:value-type="float">
            <text:p>247</text:p>
          </table:table-cell>
          <table:table-cell office:value-type="float" office:value="230102" calcext:value-type="float">
            <text:p>23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チョコレート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table:formula="of:=ROW()-ROW([.$A$1])" office:value-type="float" office:value="248" calcext:value-type="float">
            <text:p>248</text:p>
          </table:table-cell>
          <table:table-cell office:value-type="float" office:value="230103" calcext:value-type="float">
            <text:p>23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マカロン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table:formula="of:=ROW()-ROW([.$A$1])" office:value-type="float" office:value="249" calcext:value-type="float">
            <text:p>249</text:p>
          </table:table-cell>
          <table:table-cell office:value-type="float" office:value="230104" calcext:value-type="float">
            <text:p>230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ムクーヘン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table:formula="of:=ROW()-ROW([.$A$1])" office:value-type="float" office:value="250" calcext:value-type="float">
            <text:p>250</text:p>
          </table:table-cell>
          <table:table-cell office:value-type="float" office:value="230105" calcext:value-type="float">
            <text:p>2301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菓子（その他）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table:formula="of:=ROW()-ROW([.$A$1])" office:value-type="float" office:value="251" calcext:value-type="float">
            <text:p>251</text:p>
          </table:table-cell>
          <table:table-cell office:value-type="float" office:value="230201" calcext:value-type="float">
            <text:p>23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菓子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table:formula="of:=ROW()-ROW([.$A$1])" office:value-type="float" office:value="252" calcext:value-type="float">
            <text:p>252</text:p>
          </table:table-cell>
          <table:table-cell office:value-type="float" office:value="230202" calcext:value-type="float">
            <text:p>23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甘味処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table:formula="of:=ROW()-ROW([.$A$1])" office:value-type="float" office:value="253" calcext:value-type="float">
            <text:p>253</text:p>
          </table:table-cell>
          <table:table-cell office:value-type="float" office:value="230203" calcext:value-type="float">
            <text:p>230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たい焼き・大判焼き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table:formula="of:=ROW()-ROW([.$A$1])" office:value-type="float" office:value="254" calcext:value-type="float">
            <text:p>254</text:p>
          </table:table-cell>
          <table:table-cell office:value-type="float" office:value="230204" calcext:value-type="float">
            <text:p>230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どら焼き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table:formula="of:=ROW()-ROW([.$A$1])" office:value-type="float" office:value="255" calcext:value-type="float">
            <text:p>255</text:p>
          </table:table-cell>
          <table:table-cell office:value-type="float" office:value="230205" calcext:value-type="float">
            <text:p>230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大福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table:formula="of:=ROW()-ROW([.$A$1])" office:value-type="float" office:value="256" calcext:value-type="float">
            <text:p>256</text:p>
          </table:table-cell>
          <table:table-cell office:value-type="float" office:value="230206" calcext:value-type="float">
            <text:p>2302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せんべい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table:formula="of:=ROW()-ROW([.$A$1])" office:value-type="float" office:value="257" calcext:value-type="float">
            <text:p>257</text:p>
          </table:table-cell>
          <table:table-cell office:value-type="float" office:value="230401" calcext:value-type="float">
            <text:p>23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イスクリーム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ROW()-ROW([.$A$1])" office:value-type="float" office:value="258" calcext:value-type="float">
            <text:p>258</text:p>
          </table:table-cell>
          <table:table-cell office:value-type="float" office:value="230402" calcext:value-type="float">
            <text:p>23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ソフトクリーム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ROW()-ROW([.$A$1])" office:value-type="float" office:value="259" calcext:value-type="float">
            <text:p>259</text:p>
          </table:table-cell>
          <table:table-cell office:value-type="float" office:value="230403" calcext:value-type="float">
            <text:p>23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き氷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ROW()-ROW([.$A$1])" office:value-type="float" office:value="260" calcext:value-type="float">
            <text:p>260</text:p>
          </table:table-cell>
          <table:table-cell office:value-type="float" office:value="230404" calcext:value-type="float">
            <text:p>230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クレープ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ROW()-ROW([.$A$1])" office:value-type="float" office:value="261" calcext:value-type="float">
            <text:p>261</text:p>
          </table:table-cell>
          <table:table-cell office:value-type="float" office:value="230405" calcext:value-type="float">
            <text:p>230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フェ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ROW()-ROW([.$A$1])" office:value-type="float" office:value="262" calcext:value-type="float">
            <text:p>262</text:p>
          </table:table-cell>
          <table:table-cell office:value-type="float" office:value="230406" calcext:value-type="float">
            <text:p>2304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フルーツパーラー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ROW()-ROW([.$A$1])" office:value-type="float" office:value="263" calcext:value-type="float">
            <text:p>263</text:p>
          </table:table-cell>
          <table:table-cell office:value-type="float" office:value="230407" calcext:value-type="float">
            <text:p>2304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ジュースバー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ROW()-ROW([.$A$1])" office:value-type="float" office:value="264" calcext:value-type="float">
            <text:p>264</text:p>
          </table:table-cell>
          <table:table-cell office:value-type="float" office:value="310101" calcext:value-type="float">
            <text:p>31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日本酒バー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table:formula="of:=ROW()-ROW([.$A$1])" office:value-type="float" office:value="265" calcext:value-type="float">
            <text:p>265</text:p>
          </table:table-cell>
          <table:table-cell office:value-type="float" office:value="310102" calcext:value-type="float">
            <text:p>31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酎バー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01" calcext:value-type="float">
            <text:p>3101</text:p>
          </table:table-cell>
        </table:table-row>
      </table:table>
      <table:table table:name="LEVEL_1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FOOT_GENRE_ID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FOOD_GENRE_NAME</text:p>
          </table:table-cell>
          <table:table-cell office:value-type="string" calcext:value-type="string">
            <text:p>GENRE_LEVEL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SUPERIOR_FOOT_GENRE_ID</text:p>
          </table:table-cell>
          <table:table-cell/>
          <table:table-cell office:value-type="string" calcext:value-type="string">
            <text:p>'=INDIRECT("A"&amp;ROW(),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食・西洋料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料理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ジア・エスニック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レー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肉・ホルモン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鍋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居酒屋・ダイニングバー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創作料理・無国籍料理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ファミレス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レストラン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ラーメン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汁なしラーメン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つけ麺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フェ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喫茶店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コーヒー専門店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紅茶専門店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国茶専門店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日本茶専門店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フェ・喫茶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ン・サンドイッチ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イーツ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ブ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ラウンジ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ワインバー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ビアガーデン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ビアバー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ポーツバー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・お酒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旅館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オーベルジュ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旅館・オーベルジュ（その他）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の他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INDIRECT(&quot;A&quot;&amp;ROW();1)" office:value-type="float" office:value="35" calcext:value-type="float">
            <text:p>35</text:p>
          </table:table-cell>
        </table:table-row>
      </table:table>
      <table:table table:name="LEVEL_2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'=INDIRECT("G"&amp;ROW(),1)*100+INDIRECT("F"&amp;ROW(),1)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'=IF(INDIRECT("G"&amp;ROW()-1,1)&amp;"_"&amp;INDIRECT("B"&amp;ROW()-1,1)=INDIRECT("G"&amp;ROW(),1)&amp;"_"&amp;INDIRECT("B"&amp;ROW(),1),INDIRECT("F"&amp;ROW()-1,1)+1,1)</text:p>
          </table:table-cell>
          <table:table-cell office:value-type="string" calcext:value-type="string">
            <text:p>'=VLOOKUP(INDIRECT("I"&amp;ROW(),1),$LEVEL_1.$D:$I,6,0)</text:p>
          </table:table-cell>
          <table:table-cell table:number-columns-repeated="2"/>
          <table:table-cell office:value-type="string" calcext:value-type="string">
            <text:p>'=INDIRECT("A"&amp;ROW(),1)</text:p>
          </table:table-cell>
        </table:table-row>
        <table:table-row table:style-name="ro1">
          <table:table-cell office:value-type="string" calcext:value-type="string">
            <text:p>FOOT_GENRE_ID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FOOD_GENRE_NAME</text:p>
          </table:table-cell>
          <table:table-cell office:value-type="string" calcext:value-type="string">
            <text:p>GENRE_LEVEL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SUPERIOR_FOOT_GENRE_ID</text:p>
          </table:table-cell>
          <table:table-cell table:number-columns-repeated="3"/>
        </table:table-row>
        <table:table-row table:style-name="ro1">
          <table:table-cell table:formula="of:=INDIRECT(&quot;G&quot;&amp;ROW();1)*100+INDIRECT(&quot;F&quot;&amp;ROW();1)" office:value-type="float" office:value="101" calcext:value-type="float">
            <text:p>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日本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1" calcext:value-type="float">
            <text:p>1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2" calcext:value-type="float">
            <text:p>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寿司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2" calcext:value-type="float">
            <text:p>1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3" calcext:value-type="float">
            <text:p>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魚介料理・海鮮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3" calcext:value-type="float">
            <text:p>1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4" calcext:value-type="float">
            <text:p>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ぷら・揚げ物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4" calcext:value-type="float">
            <text:p>1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" calcext:value-type="float">
            <text:p>1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ば・うどん・麺類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5" calcext:value-type="float">
            <text:p>105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6" calcext:value-type="float">
            <text:p>1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なぎ・どじょう・あなご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6" calcext:value-type="float">
            <text:p>106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7" calcext:value-type="float">
            <text:p>1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鳥・串焼・鳥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7" calcext:value-type="float">
            <text:p>107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8" calcext:value-type="float">
            <text:p>1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すき焼き・しゃぶしゃぶ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8" calcext:value-type="float">
            <text:p>8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8" calcext:value-type="float">
            <text:p>108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9" calcext:value-type="float">
            <text:p>1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でん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9" calcext:value-type="float">
            <text:p>9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09" calcext:value-type="float">
            <text:p>109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" calcext:value-type="float">
            <text:p>110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好み焼き・たこ焼き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0" calcext:value-type="float">
            <text:p>10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10" calcext:value-type="float">
            <text:p>110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1" calcext:value-type="float">
            <text:p>11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郷土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1" calcext:value-type="float">
            <text:p>11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11" calcext:value-type="float">
            <text:p>11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" calcext:value-type="float">
            <text:p>11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丼もの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2" calcext:value-type="float">
            <text:p>12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12" calcext:value-type="float">
            <text:p>11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" calcext:value-type="float">
            <text:p>11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食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3" calcext:value-type="float">
            <text:p>13</text:p>
          </table:table-cell>
          <table:table-cell table:formula="of:=VLOOKUP(INDIRECT(&quot;I&quot;&amp;ROW();1);[$LEVEL_1.$D$2:.$I$36];6;0)" office:value-type="float" office:value="1" calcext:value-type="float">
            <text:p>1</text:p>
          </table:table-cell>
          <table:table-cell/>
          <table:table-cell table:content-validation-name="val1" office:value-type="string" calcext:value-type="string">
            <text:p>和食</text:p>
          </table:table-cell>
          <table:table-cell table:formula="of:=INDIRECT(&quot;A&quot;&amp;ROW();1)" office:value-type="float" office:value="113" calcext:value-type="float">
            <text:p>11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1" calcext:value-type="float">
            <text:p>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テーキ・ハンバーグ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1" calcext:value-type="float">
            <text:p>2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2" calcext:value-type="float">
            <text:p>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鉄板焼き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2" calcext:value-type="float">
            <text:p>2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3" calcext:value-type="float">
            <text:p>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スタ・ピザ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3" calcext:value-type="float">
            <text:p>2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4" calcext:value-type="float">
            <text:p>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ンバーガー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4" calcext:value-type="float">
            <text:p>2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" calcext:value-type="float">
            <text:p>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食・欧風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5" calcext:value-type="float">
            <text:p>205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6" calcext:value-type="float">
            <text:p>2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フレンチ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6" calcext:value-type="float">
            <text:p>206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7" calcext:value-type="float">
            <text:p>2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タリアン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7" calcext:value-type="float">
            <text:p>207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8" calcext:value-type="float">
            <text:p>2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ペイン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8" calcext:value-type="float">
            <text:p>8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8" calcext:value-type="float">
            <text:p>208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" calcext:value-type="float">
            <text:p>2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洋各国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9" calcext:value-type="float">
            <text:p>9</text:p>
          </table:table-cell>
          <table:table-cell table:formula="of:=VLOOKUP(INDIRECT(&quot;I&quot;&amp;ROW();1);[$LEVEL_1.$D$2:.$I$36];6;0)" office:value-type="float" office:value="2" calcext:value-type="float">
            <text:p>2</text:p>
          </table:table-cell>
          <table:table-cell/>
          <table:table-cell table:content-validation-name="val1" office:value-type="string" calcext:value-type="string">
            <text:p>洋食・西洋料理</text:p>
          </table:table-cell>
          <table:table-cell table:formula="of:=INDIRECT(&quot;A&quot;&amp;ROW();1)" office:value-type="float" office:value="209" calcext:value-type="float">
            <text:p>209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" calcext:value-type="float">
            <text:p>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中華料理</text:p>
          </table:table-cell>
          <table:table-cell table:formula="of:=INDIRECT(&quot;A&quot;&amp;ROW();1)" office:value-type="float" office:value="301" calcext:value-type="float">
            <text:p>3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2" calcext:value-type="float">
            <text:p>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餃子・肉まん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中華料理</text:p>
          </table:table-cell>
          <table:table-cell table:formula="of:=INDIRECT(&quot;A&quot;&amp;ROW();1)" office:value-type="float" office:value="302" calcext:value-type="float">
            <text:p>3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3" calcext:value-type="float">
            <text:p>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粥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中華料理</text:p>
          </table:table-cell>
          <table:table-cell table:formula="of:=INDIRECT(&quot;A&quot;&amp;ROW();1)" office:value-type="float" office:value="303" calcext:value-type="float">
            <text:p>3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4" calcext:value-type="float">
            <text:p>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麺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3" calcext:value-type="float">
            <text:p>3</text:p>
          </table:table-cell>
          <table:table-cell/>
          <table:table-cell table:content-validation-name="val1" office:value-type="string" calcext:value-type="string">
            <text:p>中華料理</text:p>
          </table:table-cell>
          <table:table-cell table:formula="of:=INDIRECT(&quot;A&quot;&amp;ROW();1)" office:value-type="float" office:value="304" calcext:value-type="float">
            <text:p>3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1" calcext:value-type="float">
            <text:p>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韓国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アジア・エスニック</text:p>
          </table:table-cell>
          <table:table-cell table:formula="of:=INDIRECT(&quot;A&quot;&amp;ROW();1)" office:value-type="float" office:value="401" calcext:value-type="float">
            <text:p>4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2" calcext:value-type="float">
            <text:p>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東南アジア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アジア・エスニック</text:p>
          </table:table-cell>
          <table:table-cell table:formula="of:=INDIRECT(&quot;A&quot;&amp;ROW();1)" office:value-type="float" office:value="402" calcext:value-type="float">
            <text:p>4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3" calcext:value-type="float">
            <text:p>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南アジア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アジア・エスニック</text:p>
          </table:table-cell>
          <table:table-cell table:formula="of:=INDIRECT(&quot;A&quot;&amp;ROW();1)" office:value-type="float" office:value="403" calcext:value-type="float">
            <text:p>4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4" calcext:value-type="float">
            <text:p>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アジア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アジア・エスニック</text:p>
          </table:table-cell>
          <table:table-cell table:formula="of:=INDIRECT(&quot;A&quot;&amp;ROW();1)" office:value-type="float" office:value="404" calcext:value-type="float">
            <text:p>4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5" calcext:value-type="float">
            <text:p>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南米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1.$D$2:.$I$36];6;0)"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アジア・エスニック</text:p>
          </table:table-cell>
          <table:table-cell table:formula="of:=INDIRECT(&quot;A&quot;&amp;ROW();1)" office:value-type="float" office:value="405" calcext:value-type="float">
            <text:p>405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6" calcext:value-type="float">
            <text:p>4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フリカ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1.$D$2:.$I$36];6;0)"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アジア・エスニック</text:p>
          </table:table-cell>
          <table:table-cell table:formula="of:=INDIRECT(&quot;A&quot;&amp;ROW();1)" office:value-type="float" office:value="406" calcext:value-type="float">
            <text:p>406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7" calcext:value-type="float">
            <text:p>4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ジア・エスニック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1.$D$2:.$I$36];6;0)" office:value-type="float" office:value="4" calcext:value-type="float">
            <text:p>4</text:p>
          </table:table-cell>
          <table:table-cell/>
          <table:table-cell table:content-validation-name="val1" office:value-type="string" calcext:value-type="string">
            <text:p>アジア・エスニック</text:p>
          </table:table-cell>
          <table:table-cell table:formula="of:=INDIRECT(&quot;A&quot;&amp;ROW();1)" office:value-type="float" office:value="407" calcext:value-type="float">
            <text:p>407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501" calcext:value-type="float">
            <text:p>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レーライス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カレー</text:p>
          </table:table-cell>
          <table:table-cell table:formula="of:=INDIRECT(&quot;A&quot;&amp;ROW();1)" office:value-type="float" office:value="501" calcext:value-type="float">
            <text:p>5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502" calcext:value-type="float">
            <text:p>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欧風カレー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カレー</text:p>
          </table:table-cell>
          <table:table-cell table:formula="of:=INDIRECT(&quot;A&quot;&amp;ROW();1)" office:value-type="float" office:value="502" calcext:value-type="float">
            <text:p>5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503" calcext:value-type="float">
            <text:p>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ンドカレー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カレー</text:p>
          </table:table-cell>
          <table:table-cell table:formula="of:=INDIRECT(&quot;A&quot;&amp;ROW();1)" office:value-type="float" office:value="503" calcext:value-type="float">
            <text:p>5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504" calcext:value-type="float">
            <text:p>5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タイカレー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カレー</text:p>
          </table:table-cell>
          <table:table-cell table:formula="of:=INDIRECT(&quot;A&quot;&amp;ROW();1)" office:value-type="float" office:value="504" calcext:value-type="float">
            <text:p>5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505" calcext:value-type="float">
            <text:p>5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ープカレー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1.$D$2:.$I$36];6;0)"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カレー</text:p>
          </table:table-cell>
          <table:table-cell table:formula="of:=INDIRECT(&quot;A&quot;&amp;ROW();1)" office:value-type="float" office:value="505" calcext:value-type="float">
            <text:p>505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506" calcext:value-type="float">
            <text:p>5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レー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1.$D$2:.$I$36];6;0)" office:value-type="float" office:value="5" calcext:value-type="float">
            <text:p>5</text:p>
          </table:table-cell>
          <table:table-cell/>
          <table:table-cell table:content-validation-name="val1" office:value-type="string" calcext:value-type="string">
            <text:p>カレー</text:p>
          </table:table-cell>
          <table:table-cell table:formula="of:=INDIRECT(&quot;A&quot;&amp;ROW();1)" office:value-type="float" office:value="506" calcext:value-type="float">
            <text:p>506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601" calcext:value-type="float">
            <text:p>6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肉・ホルモン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焼肉・ホルモン</text:p>
          </table:table-cell>
          <table:table-cell table:formula="of:=INDIRECT(&quot;A&quot;&amp;ROW();1)" office:value-type="float" office:value="601" calcext:value-type="float">
            <text:p>6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602" calcext:value-type="float">
            <text:p>6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ジンギスカン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6" calcext:value-type="float">
            <text:p>6</text:p>
          </table:table-cell>
          <table:table-cell/>
          <table:table-cell table:content-validation-name="val1" office:value-type="string" calcext:value-type="string">
            <text:p>焼肉・ホルモン</text:p>
          </table:table-cell>
          <table:table-cell table:formula="of:=INDIRECT(&quot;A&quot;&amp;ROW();1)" office:value-type="float" office:value="602" calcext:value-type="float">
            <text:p>6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1" calcext:value-type="float">
            <text:p>7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ちゃんこ鍋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1" calcext:value-type="float">
            <text:p>7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2" calcext:value-type="float">
            <text:p>7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どんすき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2" calcext:value-type="float">
            <text:p>7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3" calcext:value-type="float">
            <text:p>7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つ鍋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3" calcext:value-type="float">
            <text:p>7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4" calcext:value-type="float">
            <text:p>7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水炊き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4" calcext:value-type="float">
            <text:p>7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5" calcext:value-type="float">
            <text:p>7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ちりとり鍋・てっちゃん鍋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5" calcext:value-type="float">
            <text:p>705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6" calcext:value-type="float">
            <text:p>7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国鍋・火鍋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6" calcext:value-type="float">
            <text:p>706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7" calcext:value-type="float">
            <text:p>7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韓国鍋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7" calcext:value-type="float">
            <text:p>707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8" calcext:value-type="float">
            <text:p>7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タイスキ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8" calcext:value-type="float">
            <text:p>8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8" calcext:value-type="float">
            <text:p>708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709" calcext:value-type="float">
            <text:p>7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鍋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9" calcext:value-type="float">
            <text:p>9</text:p>
          </table:table-cell>
          <table:table-cell table:formula="of:=VLOOKUP(INDIRECT(&quot;I&quot;&amp;ROW();1);[$LEVEL_1.$D$2:.$I$36];6;0)" office:value-type="float" office:value="7" calcext:value-type="float">
            <text:p>7</text:p>
          </table:table-cell>
          <table:table-cell/>
          <table:table-cell table:content-validation-name="val1" office:value-type="string" calcext:value-type="string">
            <text:p>鍋</text:p>
          </table:table-cell>
          <table:table-cell table:formula="of:=INDIRECT(&quot;A&quot;&amp;ROW();1)" office:value-type="float" office:value="709" calcext:value-type="float">
            <text:p>709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801" calcext:value-type="float">
            <text:p>8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居酒屋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居酒屋・ダイニングバー</text:p>
          </table:table-cell>
          <table:table-cell table:formula="of:=INDIRECT(&quot;A&quot;&amp;ROW();1)" office:value-type="float" office:value="801" calcext:value-type="float">
            <text:p>8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802" calcext:value-type="float">
            <text:p>8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ダイニングバー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居酒屋・ダイニングバー</text:p>
          </table:table-cell>
          <table:table-cell table:formula="of:=INDIRECT(&quot;A&quot;&amp;ROW();1)" office:value-type="float" office:value="802" calcext:value-type="float">
            <text:p>8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803" calcext:value-type="float">
            <text:p>8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居酒屋・ダイニングバー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8" calcext:value-type="float">
            <text:p>8</text:p>
          </table:table-cell>
          <table:table-cell/>
          <table:table-cell table:content-validation-name="val1" office:value-type="string" calcext:value-type="string">
            <text:p>居酒屋・ダイニングバー</text:p>
          </table:table-cell>
          <table:table-cell table:formula="of:=INDIRECT(&quot;A&quot;&amp;ROW();1)" office:value-type="float" office:value="803" calcext:value-type="float">
            <text:p>8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901" calcext:value-type="float">
            <text:p>9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創作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創作料理・無国籍料理</text:p>
          </table:table-cell>
          <table:table-cell table:formula="of:=INDIRECT(&quot;A&quot;&amp;ROW();1)" office:value-type="float" office:value="901" calcext:value-type="float">
            <text:p>9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902" calcext:value-type="float">
            <text:p>9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ノベーティブ・フュージョン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創作料理・無国籍料理</text:p>
          </table:table-cell>
          <table:table-cell table:formula="of:=INDIRECT(&quot;A&quot;&amp;ROW();1)" office:value-type="float" office:value="902" calcext:value-type="float">
            <text:p>9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903" calcext:value-type="float">
            <text:p>9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無国籍料理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9" calcext:value-type="float">
            <text:p>9</text:p>
          </table:table-cell>
          <table:table-cell/>
          <table:table-cell table:content-validation-name="val1" office:value-type="string" calcext:value-type="string">
            <text:p>創作料理・無国籍料理</text:p>
          </table:table-cell>
          <table:table-cell table:formula="of:=INDIRECT(&quot;A&quot;&amp;ROW();1)" office:value-type="float" office:value="903" calcext:value-type="float">
            <text:p>9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1" calcext:value-type="float">
            <text:p>1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定食・食堂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レストラン（その他）</text:p>
          </table:table-cell>
          <table:table-cell table:formula="of:=INDIRECT(&quot;A&quot;&amp;ROW();1)" office:value-type="float" office:value="1101" calcext:value-type="float">
            <text:p>11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2" calcext:value-type="float">
            <text:p>1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自然食・薬膳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レストラン（その他）</text:p>
          </table:table-cell>
          <table:table-cell table:formula="of:=INDIRECT(&quot;A&quot;&amp;ROW();1)" office:value-type="float" office:value="1102" calcext:value-type="float">
            <text:p>11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3" calcext:value-type="float">
            <text:p>1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弁当・おにぎり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レストラン（その他）</text:p>
          </table:table-cell>
          <table:table-cell table:formula="of:=INDIRECT(&quot;A&quot;&amp;ROW();1)" office:value-type="float" office:value="1103" calcext:value-type="float">
            <text:p>11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" calcext:value-type="float">
            <text:p>1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レストラン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11" calcext:value-type="float">
            <text:p>11</text:p>
          </table:table-cell>
          <table:table-cell/>
          <table:table-cell table:content-validation-name="val1" office:value-type="string" calcext:value-type="string">
            <text:p>レストラン（その他）</text:p>
          </table:table-cell>
          <table:table-cell table:formula="of:=INDIRECT(&quot;A&quot;&amp;ROW();1)" office:value-type="float" office:value="1104" calcext:value-type="float">
            <text:p>11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301" calcext:value-type="float">
            <text:p>1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油そば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汁なしラーメン</text:p>
          </table:table-cell>
          <table:table-cell table:formula="of:=INDIRECT(&quot;A&quot;&amp;ROW();1)" office:value-type="float" office:value="1301" calcext:value-type="float">
            <text:p>13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302" calcext:value-type="float">
            <text:p>1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台湾まぜそば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汁なしラーメン</text:p>
          </table:table-cell>
          <table:table-cell table:formula="of:=INDIRECT(&quot;A&quot;&amp;ROW();1)" office:value-type="float" office:value="1302" calcext:value-type="float">
            <text:p>13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303" calcext:value-type="float">
            <text:p>1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汁なし担々麺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13" calcext:value-type="float">
            <text:p>13</text:p>
          </table:table-cell>
          <table:table-cell/>
          <table:table-cell table:content-validation-name="val1" office:value-type="string" calcext:value-type="string">
            <text:p>汁なしラーメン</text:p>
          </table:table-cell>
          <table:table-cell table:formula="of:=INDIRECT(&quot;A&quot;&amp;ROW();1)" office:value-type="float" office:value="1303" calcext:value-type="float">
            <text:p>13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1" calcext:value-type="float">
            <text:p>2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菓子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23" calcext:value-type="float">
            <text:p>23</text:p>
          </table:table-cell>
          <table:table-cell/>
          <table:table-cell table:content-validation-name="val1" office:value-type="string" calcext:value-type="string">
            <text:p>スイーツ</text:p>
          </table:table-cell>
          <table:table-cell table:formula="of:=INDIRECT(&quot;A&quot;&amp;ROW();1)" office:value-type="float" office:value="2301" calcext:value-type="float">
            <text:p>23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2" calcext:value-type="float">
            <text:p>2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菓子・甘味処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23" calcext:value-type="float">
            <text:p>23</text:p>
          </table:table-cell>
          <table:table-cell/>
          <table:table-cell table:content-validation-name="val1" office:value-type="string" calcext:value-type="string">
            <text:p>スイーツ</text:p>
          </table:table-cell>
          <table:table-cell table:formula="of:=INDIRECT(&quot;A&quot;&amp;ROW();1)" office:value-type="float" office:value="2302" calcext:value-type="float">
            <text:p>2302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3" calcext:value-type="float">
            <text:p>2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菓子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1.$D$2:.$I$36];6;0)" office:value-type="float" office:value="23" calcext:value-type="float">
            <text:p>23</text:p>
          </table:table-cell>
          <table:table-cell/>
          <table:table-cell table:content-validation-name="val1" office:value-type="string" calcext:value-type="string">
            <text:p>スイーツ</text:p>
          </table:table-cell>
          <table:table-cell table:formula="of:=INDIRECT(&quot;A&quot;&amp;ROW();1)" office:value-type="float" office:value="2303" calcext:value-type="float">
            <text:p>2303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" calcext:value-type="float">
            <text:p>2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イーツ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1.$D$2:.$I$36];6;0)" office:value-type="float" office:value="23" calcext:value-type="float">
            <text:p>23</text:p>
          </table:table-cell>
          <table:table-cell/>
          <table:table-cell table:content-validation-name="val1" office:value-type="string" calcext:value-type="string">
            <text:p>スイーツ</text:p>
          </table:table-cell>
          <table:table-cell table:formula="of:=INDIRECT(&quot;A&quot;&amp;ROW();1)" office:value-type="float" office:value="2304" calcext:value-type="float">
            <text:p>2304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101" calcext:value-type="float">
            <text:p>3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日本酒バー・焼酎バー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1.$D$2:.$I$36];6;0)" office:value-type="float" office:value="31" calcext:value-type="float">
            <text:p>31</text:p>
          </table:table-cell>
          <table:table-cell/>
          <table:table-cell table:content-validation-name="val1" office:value-type="string" calcext:value-type="string">
            <text:p>バー・お酒（その他）</text:p>
          </table:table-cell>
          <table:table-cell table:formula="of:=INDIRECT(&quot;A&quot;&amp;ROW();1)" office:value-type="float" office:value="3101" calcext:value-type="float">
            <text:p>3101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102" calcext:value-type="float">
            <text:p>3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・お酒（その他）</text:p>
          </table:table-cell>
          <table:table-cell office:value-type="float" office:value="2" calcext:value-type="float">
            <text:p>2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1.$D$2:.$I$36];6;0)" office:value-type="float" office:value="31" calcext:value-type="float">
            <text:p>31</text:p>
          </table:table-cell>
          <table:table-cell/>
          <table:table-cell table:content-validation-name="val1" office:value-type="string" calcext:value-type="string">
            <text:p>バー・お酒（その他）</text:p>
          </table:table-cell>
          <table:table-cell table:formula="of:=INDIRECT(&quot;A&quot;&amp;ROW();1)" office:value-type="float" office:value="3102" calcext:value-type="float">
            <text:p>3102</text:p>
          </table:table-cell>
        </table:table-row>
      </table:table>
      <table:table table:name="LEVEL_3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'=INDIRECT("G"&amp;ROW(),1)*100+INDIRECT("F"&amp;ROW(),1)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'=IF(INDIRECT("G"&amp;ROW()-1,1)&amp;"_"&amp;INDIRECT("B"&amp;ROW()-1,1)=INDIRECT("G"&amp;ROW(),1)&amp;"_"&amp;INDIRECT("B"&amp;ROW(),1),INDIRECT("F"&amp;ROW()-1,1)+1,1)</text:p>
          </table:table-cell>
          <table:table-cell office:value-type="string" calcext:value-type="string">
            <text:p>'=VLOOKUP(INDIRECT("I"&amp;ROW(),1),$LEVEL_2.$D:$J,7,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_GENRE_ID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FOOD_GENRE_NAME</text:p>
          </table:table-cell>
          <table:table-cell office:value-type="string" calcext:value-type="string">
            <text:p>GENRE_LEVEL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SUPERIOR_FOOT_GENRE_ID</text:p>
          </table:table-cell>
          <table:table-cell table:number-columns-repeated="2"/>
        </table:table-row>
        <table:table-row table:style-name="ro1">
          <table:table-cell table:formula="of:=INDIRECT(&quot;G&quot;&amp;ROW();1)*100+INDIRECT(&quot;F&quot;&amp;ROW();1)" office:value-type="float" office:value="10101" calcext:value-type="float">
            <text:p>1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懐石・会席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1" calcext:value-type="float">
            <text:p>101</text:p>
          </table:table-cell>
          <table:table-cell/>
          <table:table-cell table:content-validation-name="val2" office:value-type="string" calcext:value-type="string">
            <text:p>日本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102" calcext:value-type="float">
            <text:p>1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割烹・小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1" calcext:value-type="float">
            <text:p>101</text:p>
          </table:table-cell>
          <table:table-cell/>
          <table:table-cell table:content-validation-name="val2" office:value-type="string" calcext:value-type="string">
            <text:p>日本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103" calcext:value-type="float">
            <text:p>1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精進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1" calcext:value-type="float">
            <text:p>101</text:p>
          </table:table-cell>
          <table:table-cell/>
          <table:table-cell table:content-validation-name="val2" office:value-type="string" calcext:value-type="string">
            <text:p>日本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104" calcext:value-type="float">
            <text:p>10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京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01" calcext:value-type="float">
            <text:p>101</text:p>
          </table:table-cell>
          <table:table-cell/>
          <table:table-cell table:content-validation-name="val2" office:value-type="string" calcext:value-type="string">
            <text:p>日本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201" calcext:value-type="float">
            <text:p>1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寿司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2" calcext:value-type="float">
            <text:p>102</text:p>
          </table:table-cell>
          <table:table-cell/>
          <table:table-cell table:content-validation-name="val2" office:value-type="string" calcext:value-type="string">
            <text:p>寿司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202" calcext:value-type="float">
            <text:p>1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回転寿司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2" calcext:value-type="float">
            <text:p>102</text:p>
          </table:table-cell>
          <table:table-cell/>
          <table:table-cell table:content-validation-name="val2" office:value-type="string" calcext:value-type="string">
            <text:p>寿司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203" calcext:value-type="float">
            <text:p>10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立ち食い寿司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2" calcext:value-type="float">
            <text:p>102</text:p>
          </table:table-cell>
          <table:table-cell/>
          <table:table-cell table:content-validation-name="val2" office:value-type="string" calcext:value-type="string">
            <text:p>寿司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301" calcext:value-type="float">
            <text:p>1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魚介料理・海鮮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3" calcext:value-type="float">
            <text:p>103</text:p>
          </table:table-cell>
          <table:table-cell/>
          <table:table-cell table:content-validation-name="val2" office:value-type="string" calcext:value-type="string">
            <text:p>魚介料理・海鮮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302" calcext:value-type="float">
            <text:p>1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ふぐ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3" calcext:value-type="float">
            <text:p>103</text:p>
          </table:table-cell>
          <table:table-cell/>
          <table:table-cell table:content-validation-name="val2" office:value-type="string" calcext:value-type="string">
            <text:p>魚介料理・海鮮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303" calcext:value-type="float">
            <text:p>10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に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3" calcext:value-type="float">
            <text:p>103</text:p>
          </table:table-cell>
          <table:table-cell/>
          <table:table-cell table:content-validation-name="val2" office:value-type="string" calcext:value-type="string">
            <text:p>魚介料理・海鮮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304" calcext:value-type="float">
            <text:p>10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すっぽん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03" calcext:value-type="float">
            <text:p>103</text:p>
          </table:table-cell>
          <table:table-cell/>
          <table:table-cell table:content-validation-name="val2" office:value-type="string" calcext:value-type="string">
            <text:p>魚介料理・海鮮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305" calcext:value-type="float">
            <text:p>103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あんこ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03" calcext:value-type="float">
            <text:p>103</text:p>
          </table:table-cell>
          <table:table-cell/>
          <table:table-cell table:content-validation-name="val2" office:value-type="string" calcext:value-type="string">
            <text:p>魚介料理・海鮮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401" calcext:value-type="float">
            <text:p>1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ぷ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4" calcext:value-type="float">
            <text:p>104</text:p>
          </table:table-cell>
          <table:table-cell/>
          <table:table-cell table:content-validation-name="val2" office:value-type="string" calcext:value-type="string">
            <text:p>天ぷら・揚げ物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402" calcext:value-type="float">
            <text:p>1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とんかつ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4" calcext:value-type="float">
            <text:p>104</text:p>
          </table:table-cell>
          <table:table-cell/>
          <table:table-cell table:content-validation-name="val2" office:value-type="string" calcext:value-type="string">
            <text:p>天ぷら・揚げ物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403" calcext:value-type="float">
            <text:p>1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串揚げ・串かつ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4" calcext:value-type="float">
            <text:p>104</text:p>
          </table:table-cell>
          <table:table-cell/>
          <table:table-cell table:content-validation-name="val2" office:value-type="string" calcext:value-type="string">
            <text:p>天ぷら・揚げ物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404" calcext:value-type="float">
            <text:p>10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らあげ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04" calcext:value-type="float">
            <text:p>104</text:p>
          </table:table-cell>
          <table:table-cell/>
          <table:table-cell table:content-validation-name="val2" office:value-type="string" calcext:value-type="string">
            <text:p>天ぷら・揚げ物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405" calcext:value-type="float">
            <text:p>10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ぷら・揚げ物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04" calcext:value-type="float">
            <text:p>104</text:p>
          </table:table-cell>
          <table:table-cell/>
          <table:table-cell table:content-validation-name="val2" office:value-type="string" calcext:value-type="string">
            <text:p>天ぷら・揚げ物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1" calcext:value-type="float">
            <text:p>10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ば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2" calcext:value-type="float">
            <text:p>10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立ち食いそば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3" calcext:value-type="float">
            <text:p>10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どん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4" calcext:value-type="float">
            <text:p>105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レーうどん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5" calcext:value-type="float">
            <text:p>105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きそば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6" calcext:value-type="float">
            <text:p>105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沖縄そば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7" calcext:value-type="float">
            <text:p>105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ほうと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8" calcext:value-type="float">
            <text:p>105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ちゃんぽん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8" calcext:value-type="float">
            <text:p>8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509" calcext:value-type="float">
            <text:p>105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ば・うどん・麺類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9" calcext:value-type="float">
            <text:p>9</text:p>
          </table:table-cell>
          <table:table-cell table:formula="of:=VLOOKUP(INDIRECT(&quot;I&quot;&amp;ROW();1);[$LEVEL_2.$D$1:.$J$1048576];7;0)" office:value-type="float" office:value="105" calcext:value-type="float">
            <text:p>105</text:p>
          </table:table-cell>
          <table:table-cell/>
          <table:table-cell table:content-validation-name="val2" office:value-type="string" calcext:value-type="string">
            <text:p>そば・うどん・麺類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601" calcext:value-type="float">
            <text:p>106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うなぎ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6" calcext:value-type="float">
            <text:p>106</text:p>
          </table:table-cell>
          <table:table-cell/>
          <table:table-cell table:content-validation-name="val2" office:value-type="string" calcext:value-type="string">
            <text:p>うなぎ・どじょう・あなご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602" calcext:value-type="float">
            <text:p>106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どじょ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6" calcext:value-type="float">
            <text:p>106</text:p>
          </table:table-cell>
          <table:table-cell/>
          <table:table-cell table:content-validation-name="val2" office:value-type="string" calcext:value-type="string">
            <text:p>うなぎ・どじょう・あなご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603" calcext:value-type="float">
            <text:p>106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あなご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6" calcext:value-type="float">
            <text:p>106</text:p>
          </table:table-cell>
          <table:table-cell/>
          <table:table-cell table:content-validation-name="val2" office:value-type="string" calcext:value-type="string">
            <text:p>うなぎ・どじょう・あなご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701" calcext:value-type="float">
            <text:p>107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鳥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7" calcext:value-type="float">
            <text:p>107</text:p>
          </table:table-cell>
          <table:table-cell/>
          <table:table-cell table:content-validation-name="val2" office:value-type="string" calcext:value-type="string">
            <text:p>焼鳥・串焼・鳥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702" calcext:value-type="float">
            <text:p>107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串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7" calcext:value-type="float">
            <text:p>107</text:p>
          </table:table-cell>
          <table:table-cell/>
          <table:table-cell table:content-validation-name="val2" office:value-type="string" calcext:value-type="string">
            <text:p>焼鳥・串焼・鳥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703" calcext:value-type="float">
            <text:p>107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つ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7" calcext:value-type="float">
            <text:p>107</text:p>
          </table:table-cell>
          <table:table-cell/>
          <table:table-cell table:content-validation-name="val2" office:value-type="string" calcext:value-type="string">
            <text:p>焼鳥・串焼・鳥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704" calcext:value-type="float">
            <text:p>107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きとん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07" calcext:value-type="float">
            <text:p>107</text:p>
          </table:table-cell>
          <table:table-cell/>
          <table:table-cell table:content-validation-name="val2" office:value-type="string" calcext:value-type="string">
            <text:p>焼鳥・串焼・鳥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705" calcext:value-type="float">
            <text:p>107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鳥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07" calcext:value-type="float">
            <text:p>107</text:p>
          </table:table-cell>
          <table:table-cell/>
          <table:table-cell table:content-validation-name="val2" office:value-type="string" calcext:value-type="string">
            <text:p>焼鳥・串焼・鳥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706" calcext:value-type="float">
            <text:p>107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手羽先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107" calcext:value-type="float">
            <text:p>107</text:p>
          </table:table-cell>
          <table:table-cell/>
          <table:table-cell table:content-validation-name="val2" office:value-type="string" calcext:value-type="string">
            <text:p>焼鳥・串焼・鳥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801" calcext:value-type="float">
            <text:p>108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すき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08" calcext:value-type="float">
            <text:p>108</text:p>
          </table:table-cell>
          <table:table-cell/>
          <table:table-cell table:content-validation-name="val2" office:value-type="string" calcext:value-type="string">
            <text:p>すき焼き・しゃぶしゃぶ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802" calcext:value-type="float">
            <text:p>108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しゃぶしゃぶ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08" calcext:value-type="float">
            <text:p>108</text:p>
          </table:table-cell>
          <table:table-cell/>
          <table:table-cell table:content-validation-name="val2" office:value-type="string" calcext:value-type="string">
            <text:p>すき焼き・しゃぶしゃぶ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0803" calcext:value-type="float">
            <text:p>108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豚しゃぶ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08" calcext:value-type="float">
            <text:p>108</text:p>
          </table:table-cell>
          <table:table-cell/>
          <table:table-cell table:content-validation-name="val2" office:value-type="string" calcext:value-type="string">
            <text:p>すき焼き・しゃぶしゃぶ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01" calcext:value-type="float">
            <text:p>110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好み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0" calcext:value-type="float">
            <text:p>110</text:p>
          </table:table-cell>
          <table:table-cell/>
          <table:table-cell table:content-validation-name="val2" office:value-type="string" calcext:value-type="string">
            <text:p>お好み焼き・たこ焼き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02" calcext:value-type="float">
            <text:p>110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んじゃ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0" calcext:value-type="float">
            <text:p>110</text:p>
          </table:table-cell>
          <table:table-cell/>
          <table:table-cell table:content-validation-name="val2" office:value-type="string" calcext:value-type="string">
            <text:p>お好み焼き・たこ焼き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03" calcext:value-type="float">
            <text:p>110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たこ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10" calcext:value-type="float">
            <text:p>110</text:p>
          </table:table-cell>
          <table:table-cell/>
          <table:table-cell table:content-validation-name="val2" office:value-type="string" calcext:value-type="string">
            <text:p>お好み焼き・たこ焼き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04" calcext:value-type="float">
            <text:p>110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明石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10" calcext:value-type="float">
            <text:p>110</text:p>
          </table:table-cell>
          <table:table-cell/>
          <table:table-cell table:content-validation-name="val2" office:value-type="string" calcext:value-type="string">
            <text:p>お好み焼き・たこ焼き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05" calcext:value-type="float">
            <text:p>110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好み焼き・たこ焼き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10" calcext:value-type="float">
            <text:p>110</text:p>
          </table:table-cell>
          <table:table-cell/>
          <table:table-cell table:content-validation-name="val2" office:value-type="string" calcext:value-type="string">
            <text:p>お好み焼き・たこ焼き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101" calcext:value-type="float">
            <text:p>11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沖縄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1" calcext:value-type="float">
            <text:p>111</text:p>
          </table:table-cell>
          <table:table-cell/>
          <table:table-cell table:content-validation-name="val2" office:value-type="string" calcext:value-type="string">
            <text:p>郷土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102" calcext:value-type="float">
            <text:p>11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きりたんぽ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1" calcext:value-type="float">
            <text:p>111</text:p>
          </table:table-cell>
          <table:table-cell/>
          <table:table-cell table:content-validation-name="val2" office:value-type="string" calcext:value-type="string">
            <text:p>郷土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103" calcext:value-type="float">
            <text:p>11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郷土料理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11" calcext:value-type="float">
            <text:p>111</text:p>
          </table:table-cell>
          <table:table-cell/>
          <table:table-cell table:content-validation-name="val2" office:value-type="string" calcext:value-type="string">
            <text:p>郷土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01" calcext:value-type="float">
            <text:p>11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牛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2" calcext:value-type="float">
            <text:p>112</text:p>
          </table:table-cell>
          <table:table-cell/>
          <table:table-cell table:content-validation-name="val2" office:value-type="string" calcext:value-type="string">
            <text:p>丼もの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02" calcext:value-type="float">
            <text:p>11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親子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2" calcext:value-type="float">
            <text:p>112</text:p>
          </table:table-cell>
          <table:table-cell/>
          <table:table-cell table:content-validation-name="val2" office:value-type="string" calcext:value-type="string">
            <text:p>丼もの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03" calcext:value-type="float">
            <text:p>11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天丼・天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12" calcext:value-type="float">
            <text:p>112</text:p>
          </table:table-cell>
          <table:table-cell/>
          <table:table-cell table:content-validation-name="val2" office:value-type="string" calcext:value-type="string">
            <text:p>丼もの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04" calcext:value-type="float">
            <text:p>11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つ丼・かつ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12" calcext:value-type="float">
            <text:p>112</text:p>
          </table:table-cell>
          <table:table-cell/>
          <table:table-cell table:content-validation-name="val2" office:value-type="string" calcext:value-type="string">
            <text:p>丼もの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05" calcext:value-type="float">
            <text:p>11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海鮮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12" calcext:value-type="float">
            <text:p>112</text:p>
          </table:table-cell>
          <table:table-cell/>
          <table:table-cell table:content-validation-name="val2" office:value-type="string" calcext:value-type="string">
            <text:p>丼もの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06" calcext:value-type="float">
            <text:p>112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豚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112" calcext:value-type="float">
            <text:p>112</text:p>
          </table:table-cell>
          <table:table-cell/>
          <table:table-cell table:content-validation-name="val2" office:value-type="string" calcext:value-type="string">
            <text:p>丼もの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207" calcext:value-type="float">
            <text:p>112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丼もの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112" calcext:value-type="float">
            <text:p>112</text:p>
          </table:table-cell>
          <table:table-cell/>
          <table:table-cell table:content-validation-name="val2" office:value-type="string" calcext:value-type="string">
            <text:p>丼もの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1" calcext:value-type="float">
            <text:p>11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豆腐料理・湯葉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2" calcext:value-type="float">
            <text:p>11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麦と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3" calcext:value-type="float">
            <text:p>11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釜飯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4" calcext:value-type="float">
            <text:p>11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もつ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5" calcext:value-type="float">
            <text:p>113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くじら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6" calcext:value-type="float">
            <text:p>113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牛タン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7" calcext:value-type="float">
            <text:p>113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ろばた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308" calcext:value-type="float">
            <text:p>113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食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8" calcext:value-type="float">
            <text:p>8</text:p>
          </table:table-cell>
          <table:table-cell table:formula="of:=VLOOKUP(INDIRECT(&quot;I&quot;&amp;ROW();1);[$LEVEL_2.$D$1:.$J$1048576];7;0)" office:value-type="float" office:value="113" calcext:value-type="float">
            <text:p>113</text:p>
          </table:table-cell>
          <table:table-cell/>
          <table:table-cell table:content-validation-name="val2" office:value-type="string" calcext:value-type="string">
            <text:p>和食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101" calcext:value-type="float">
            <text:p>2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テーキ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01" calcext:value-type="float">
            <text:p>201</text:p>
          </table:table-cell>
          <table:table-cell/>
          <table:table-cell table:content-validation-name="val2" office:value-type="string" calcext:value-type="string">
            <text:p>ステーキ・ハンバーグ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102" calcext:value-type="float">
            <text:p>2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ンバーグ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01" calcext:value-type="float">
            <text:p>201</text:p>
          </table:table-cell>
          <table:table-cell/>
          <table:table-cell table:content-validation-name="val2" office:value-type="string" calcext:value-type="string">
            <text:p>ステーキ・ハンバーグ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301" calcext:value-type="float">
            <text:p>2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スタ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03" calcext:value-type="float">
            <text:p>203</text:p>
          </table:table-cell>
          <table:table-cell/>
          <table:table-cell table:content-validation-name="val2" office:value-type="string" calcext:value-type="string">
            <text:p>パスタ・ピザ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302" calcext:value-type="float">
            <text:p>2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ピザ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03" calcext:value-type="float">
            <text:p>203</text:p>
          </table:table-cell>
          <table:table-cell/>
          <table:table-cell table:content-validation-name="val2" office:value-type="string" calcext:value-type="string">
            <text:p>パスタ・ピザ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01" calcext:value-type="float">
            <text:p>20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食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05" calcext:value-type="float">
            <text:p>205</text:p>
          </table:table-cell>
          <table:table-cell/>
          <table:table-cell table:content-validation-name="val2" office:value-type="string" calcext:value-type="string">
            <text:p>洋食・欧風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02" calcext:value-type="float">
            <text:p>20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ヤシライス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05" calcext:value-type="float">
            <text:p>205</text:p>
          </table:table-cell>
          <table:table-cell/>
          <table:table-cell table:content-validation-name="val2" office:value-type="string" calcext:value-type="string">
            <text:p>洋食・欧風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03" calcext:value-type="float">
            <text:p>20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オムライス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205" calcext:value-type="float">
            <text:p>205</text:p>
          </table:table-cell>
          <table:table-cell/>
          <table:table-cell table:content-validation-name="val2" office:value-type="string" calcext:value-type="string">
            <text:p>洋食・欧風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04" calcext:value-type="float">
            <text:p>205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シチュ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205" calcext:value-type="float">
            <text:p>205</text:p>
          </table:table-cell>
          <table:table-cell/>
          <table:table-cell table:content-validation-name="val2" office:value-type="string" calcext:value-type="string">
            <text:p>洋食・欧風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05" calcext:value-type="float">
            <text:p>205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ープ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205" calcext:value-type="float">
            <text:p>205</text:p>
          </table:table-cell>
          <table:table-cell/>
          <table:table-cell table:content-validation-name="val2" office:value-type="string" calcext:value-type="string">
            <text:p>洋食・欧風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06" calcext:value-type="float">
            <text:p>205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コロッケ・フライ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205" calcext:value-type="float">
            <text:p>205</text:p>
          </table:table-cell>
          <table:table-cell/>
          <table:table-cell table:content-validation-name="val2" office:value-type="string" calcext:value-type="string">
            <text:p>洋食・欧風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507" calcext:value-type="float">
            <text:p>205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食・欧風料理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205" calcext:value-type="float">
            <text:p>205</text:p>
          </table:table-cell>
          <table:table-cell/>
          <table:table-cell table:content-validation-name="val2" office:value-type="string" calcext:value-type="string">
            <text:p>洋食・欧風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601" calcext:value-type="float">
            <text:p>206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フレンチ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06" calcext:value-type="float">
            <text:p>206</text:p>
          </table:table-cell>
          <table:table-cell/>
          <table:table-cell table:content-validation-name="val2" office:value-type="string" calcext:value-type="string">
            <text:p>フレンチ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602" calcext:value-type="float">
            <text:p>206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ビストロ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06" calcext:value-type="float">
            <text:p>206</text:p>
          </table:table-cell>
          <table:table-cell/>
          <table:table-cell table:content-validation-name="val2" office:value-type="string" calcext:value-type="string">
            <text:p>フレンチ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603" calcext:value-type="float">
            <text:p>206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モダンフレンチ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206" calcext:value-type="float">
            <text:p>206</text:p>
          </table:table-cell>
          <table:table-cell/>
          <table:table-cell table:content-validation-name="val2" office:value-type="string" calcext:value-type="string">
            <text:p>フレンチ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801" calcext:value-type="float">
            <text:p>208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ペイン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08" calcext:value-type="float">
            <text:p>208</text:p>
          </table:table-cell>
          <table:table-cell/>
          <table:table-cell table:content-validation-name="val2" office:value-type="string" calcext:value-type="string">
            <text:p>スペイン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802" calcext:value-type="float">
            <text:p>208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モダンスパニッシュ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08" calcext:value-type="float">
            <text:p>208</text:p>
          </table:table-cell>
          <table:table-cell/>
          <table:table-cell table:content-validation-name="val2" office:value-type="string" calcext:value-type="string">
            <text:p>スペイン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1" calcext:value-type="float">
            <text:p>209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地中海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2" calcext:value-type="float">
            <text:p>209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ドイツ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3" calcext:value-type="float">
            <text:p>209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ロシア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4" calcext:value-type="float">
            <text:p>209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メリカ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5" calcext:value-type="float">
            <text:p>209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カリフォルニア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6" calcext:value-type="float">
            <text:p>209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オセアニア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7" calcext:value-type="float">
            <text:p>209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ハワイ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0908" calcext:value-type="float">
            <text:p>209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洋各国料理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8" calcext:value-type="float">
            <text:p>8</text:p>
          </table:table-cell>
          <table:table-cell table:formula="of:=VLOOKUP(INDIRECT(&quot;I&quot;&amp;ROW();1);[$LEVEL_2.$D$1:.$J$1048576];7;0)" office:value-type="float" office:value="209" calcext:value-type="float">
            <text:p>209</text:p>
          </table:table-cell>
          <table:table-cell/>
          <table:table-cell table:content-validation-name="val2" office:value-type="string" calcext:value-type="string">
            <text:p>西洋各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01" calcext:value-type="float">
            <text:p>3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301" calcext:value-type="float">
            <text:p>301</text:p>
          </table:table-cell>
          <table:table-cell/>
          <table:table-cell table:content-validation-name="val2" office:value-type="string" calcext:value-type="string">
            <text:p>中華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02" calcext:value-type="float">
            <text:p>3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飲茶・点心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301" calcext:value-type="float">
            <text:p>301</text:p>
          </table:table-cell>
          <table:table-cell/>
          <table:table-cell table:content-validation-name="val2" office:value-type="string" calcext:value-type="string">
            <text:p>中華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03" calcext:value-type="float">
            <text:p>3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北京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301" calcext:value-type="float">
            <text:p>301</text:p>
          </table:table-cell>
          <table:table-cell/>
          <table:table-cell table:content-validation-name="val2" office:value-type="string" calcext:value-type="string">
            <text:p>中華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04" calcext:value-type="float">
            <text:p>30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上海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301" calcext:value-type="float">
            <text:p>301</text:p>
          </table:table-cell>
          <table:table-cell/>
          <table:table-cell table:content-validation-name="val2" office:value-type="string" calcext:value-type="string">
            <text:p>中華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05" calcext:value-type="float">
            <text:p>301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広東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301" calcext:value-type="float">
            <text:p>301</text:p>
          </table:table-cell>
          <table:table-cell/>
          <table:table-cell table:content-validation-name="val2" office:value-type="string" calcext:value-type="string">
            <text:p>中華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06" calcext:value-type="float">
            <text:p>301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四川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301" calcext:value-type="float">
            <text:p>301</text:p>
          </table:table-cell>
          <table:table-cell/>
          <table:table-cell table:content-validation-name="val2" office:value-type="string" calcext:value-type="string">
            <text:p>中華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107" calcext:value-type="float">
            <text:p>301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台湾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301" calcext:value-type="float">
            <text:p>301</text:p>
          </table:table-cell>
          <table:table-cell/>
          <table:table-cell table:content-validation-name="val2" office:value-type="string" calcext:value-type="string">
            <text:p>中華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201" calcext:value-type="float">
            <text:p>3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餃子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302" calcext:value-type="float">
            <text:p>302</text:p>
          </table:table-cell>
          <table:table-cell/>
          <table:table-cell table:content-validation-name="val2" office:value-type="string" calcext:value-type="string">
            <text:p>餃子・肉まん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202" calcext:value-type="float">
            <text:p>3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肉まん・中華まん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302" calcext:value-type="float">
            <text:p>302</text:p>
          </table:table-cell>
          <table:table-cell/>
          <table:table-cell table:content-validation-name="val2" office:value-type="string" calcext:value-type="string">
            <text:p>餃子・肉まん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401" calcext:value-type="float">
            <text:p>3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担々麺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304" calcext:value-type="float">
            <text:p>304</text:p>
          </table:table-cell>
          <table:table-cell/>
          <table:table-cell table:content-validation-name="val2" office:value-type="string" calcext:value-type="string">
            <text:p>中華麺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402" calcext:value-type="float">
            <text:p>3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刀削麺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304" calcext:value-type="float">
            <text:p>304</text:p>
          </table:table-cell>
          <table:table-cell/>
          <table:table-cell table:content-validation-name="val2" office:value-type="string" calcext:value-type="string">
            <text:p>中華麺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0403" calcext:value-type="float">
            <text:p>3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華麺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304" calcext:value-type="float">
            <text:p>304</text:p>
          </table:table-cell>
          <table:table-cell/>
          <table:table-cell table:content-validation-name="val2" office:value-type="string" calcext:value-type="string">
            <text:p>中華麺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101" calcext:value-type="float">
            <text:p>4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韓国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401" calcext:value-type="float">
            <text:p>401</text:p>
          </table:table-cell>
          <table:table-cell/>
          <table:table-cell table:content-validation-name="val2" office:value-type="string" calcext:value-type="string">
            <text:p>韓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102" calcext:value-type="float">
            <text:p>4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冷麺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401" calcext:value-type="float">
            <text:p>401</text:p>
          </table:table-cell>
          <table:table-cell/>
          <table:table-cell table:content-validation-name="val2" office:value-type="string" calcext:value-type="string">
            <text:p>韓国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201" calcext:value-type="float">
            <text:p>4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タイ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402" calcext:value-type="float">
            <text:p>402</text:p>
          </table:table-cell>
          <table:table-cell/>
          <table:table-cell table:content-validation-name="val2" office:value-type="string" calcext:value-type="string">
            <text:p>東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202" calcext:value-type="float">
            <text:p>4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ベトナム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402" calcext:value-type="float">
            <text:p>402</text:p>
          </table:table-cell>
          <table:table-cell/>
          <table:table-cell table:content-validation-name="val2" office:value-type="string" calcext:value-type="string">
            <text:p>東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203" calcext:value-type="float">
            <text:p>40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ンドネシア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402" calcext:value-type="float">
            <text:p>402</text:p>
          </table:table-cell>
          <table:table-cell/>
          <table:table-cell table:content-validation-name="val2" office:value-type="string" calcext:value-type="string">
            <text:p>東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204" calcext:value-type="float">
            <text:p>40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シンガポール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402" calcext:value-type="float">
            <text:p>402</text:p>
          </table:table-cell>
          <table:table-cell/>
          <table:table-cell table:content-validation-name="val2" office:value-type="string" calcext:value-type="string">
            <text:p>東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205" calcext:value-type="float">
            <text:p>40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東南アジア料理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402" calcext:value-type="float">
            <text:p>402</text:p>
          </table:table-cell>
          <table:table-cell/>
          <table:table-cell table:content-validation-name="val2" office:value-type="string" calcext:value-type="string">
            <text:p>東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301" calcext:value-type="float">
            <text:p>4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インド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403" calcext:value-type="float">
            <text:p>403</text:p>
          </table:table-cell>
          <table:table-cell/>
          <table:table-cell table:content-validation-name="val2" office:value-type="string" calcext:value-type="string">
            <text:p>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302" calcext:value-type="float">
            <text:p>4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ネパール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403" calcext:value-type="float">
            <text:p>403</text:p>
          </table:table-cell>
          <table:table-cell/>
          <table:table-cell table:content-validation-name="val2" office:value-type="string" calcext:value-type="string">
            <text:p>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303" calcext:value-type="float">
            <text:p>40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キスタン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403" calcext:value-type="float">
            <text:p>403</text:p>
          </table:table-cell>
          <table:table-cell/>
          <table:table-cell table:content-validation-name="val2" office:value-type="string" calcext:value-type="string">
            <text:p>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304" calcext:value-type="float">
            <text:p>40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スリランカ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403" calcext:value-type="float">
            <text:p>403</text:p>
          </table:table-cell>
          <table:table-cell/>
          <table:table-cell table:content-validation-name="val2" office:value-type="string" calcext:value-type="string">
            <text:p>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305" calcext:value-type="float">
            <text:p>403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南アジア料理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403" calcext:value-type="float">
            <text:p>403</text:p>
          </table:table-cell>
          <table:table-cell/>
          <table:table-cell table:content-validation-name="val2" office:value-type="string" calcext:value-type="string">
            <text:p>南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401" calcext:value-type="float">
            <text:p>4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トルコ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404" calcext:value-type="float">
            <text:p>404</text:p>
          </table:table-cell>
          <table:table-cell/>
          <table:table-cell table:content-validation-name="val2" office:value-type="string" calcext:value-type="string">
            <text:p>西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402" calcext:value-type="float">
            <text:p>4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西アジア料理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404" calcext:value-type="float">
            <text:p>404</text:p>
          </table:table-cell>
          <table:table-cell/>
          <table:table-cell table:content-validation-name="val2" office:value-type="string" calcext:value-type="string">
            <text:p>西アジア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501" calcext:value-type="float">
            <text:p>405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メキシコ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405" calcext:value-type="float">
            <text:p>405</text:p>
          </table:table-cell>
          <table:table-cell/>
          <table:table-cell table:content-validation-name="val2" office:value-type="string" calcext:value-type="string">
            <text:p>中南米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502" calcext:value-type="float">
            <text:p>405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ブラジル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405" calcext:value-type="float">
            <text:p>405</text:p>
          </table:table-cell>
          <table:table-cell/>
          <table:table-cell table:content-validation-name="val2" office:value-type="string" calcext:value-type="string">
            <text:p>中南米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40503" calcext:value-type="float">
            <text:p>405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中南米料理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405" calcext:value-type="float">
            <text:p>405</text:p>
          </table:table-cell>
          <table:table-cell/>
          <table:table-cell table:content-validation-name="val2" office:value-type="string" calcext:value-type="string">
            <text:p>中南米料理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60101" calcext:value-type="float">
            <text:p>6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601" calcext:value-type="float">
            <text:p>601</text:p>
          </table:table-cell>
          <table:table-cell/>
          <table:table-cell table:content-validation-name="val2" office:value-type="string" calcext:value-type="string">
            <text:p>焼肉・ホルモン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60102" calcext:value-type="float">
            <text:p>6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ホルモン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601" calcext:value-type="float">
            <text:p>601</text:p>
          </table:table-cell>
          <table:table-cell/>
          <table:table-cell table:content-validation-name="val2" office:value-type="string" calcext:value-type="string">
            <text:p>焼肉・ホルモン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80301" calcext:value-type="float">
            <text:p>8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立ち飲み居酒屋・バ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803" calcext:value-type="float">
            <text:p>803</text:p>
          </table:table-cell>
          <table:table-cell/>
          <table:table-cell table:content-validation-name="val2" office:value-type="string" calcext:value-type="string">
            <text:p>居酒屋・ダイニングバー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80302" calcext:value-type="float">
            <text:p>8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ル・バール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803" calcext:value-type="float">
            <text:p>803</text:p>
          </table:table-cell>
          <table:table-cell/>
          <table:table-cell table:content-validation-name="val2" office:value-type="string" calcext:value-type="string">
            <text:p>居酒屋・ダイニングバー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80303" calcext:value-type="float">
            <text:p>803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ビアホール・ビアレストラン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803" calcext:value-type="float">
            <text:p>803</text:p>
          </table:table-cell>
          <table:table-cell/>
          <table:table-cell table:content-validation-name="val2" office:value-type="string" calcext:value-type="string">
            <text:p>居酒屋・ダイニングバー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80304" calcext:value-type="float">
            <text:p>803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居酒屋・ダイニングバー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803" calcext:value-type="float">
            <text:p>803</text:p>
          </table:table-cell>
          <table:table-cell/>
          <table:table-cell table:content-validation-name="val2" office:value-type="string" calcext:value-type="string">
            <text:p>居酒屋・ダイニングバー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101" calcext:value-type="float">
            <text:p>11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定食・食堂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01" calcext:value-type="float">
            <text:p>1101</text:p>
          </table:table-cell>
          <table:table-cell/>
          <table:table-cell table:content-validation-name="val2" office:value-type="string" calcext:value-type="string">
            <text:p>定食・食堂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102" calcext:value-type="float">
            <text:p>11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学生食堂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01" calcext:value-type="float">
            <text:p>1101</text:p>
          </table:table-cell>
          <table:table-cell/>
          <table:table-cell table:content-validation-name="val2" office:value-type="string" calcext:value-type="string">
            <text:p>定食・食堂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103" calcext:value-type="float">
            <text:p>11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社員食堂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101" calcext:value-type="float">
            <text:p>1101</text:p>
          </table:table-cell>
          <table:table-cell/>
          <table:table-cell table:content-validation-name="val2" office:value-type="string" calcext:value-type="string">
            <text:p>定食・食堂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201" calcext:value-type="float">
            <text:p>11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自然食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02" calcext:value-type="float">
            <text:p>1102</text:p>
          </table:table-cell>
          <table:table-cell/>
          <table:table-cell table:content-validation-name="val2" office:value-type="string" calcext:value-type="string">
            <text:p>自然食・薬膳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202" calcext:value-type="float">
            <text:p>11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薬膳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02" calcext:value-type="float">
            <text:p>1102</text:p>
          </table:table-cell>
          <table:table-cell/>
          <table:table-cell table:content-validation-name="val2" office:value-type="string" calcext:value-type="string">
            <text:p>自然食・薬膳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301" calcext:value-type="float">
            <text:p>1103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弁当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03" calcext:value-type="float">
            <text:p>1103</text:p>
          </table:table-cell>
          <table:table-cell/>
          <table:table-cell table:content-validation-name="val2" office:value-type="string" calcext:value-type="string">
            <text:p>弁当・おにぎり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302" calcext:value-type="float">
            <text:p>1103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おにぎり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03" calcext:value-type="float">
            <text:p>1103</text:p>
          </table:table-cell>
          <table:table-cell/>
          <table:table-cell table:content-validation-name="val2" office:value-type="string" calcext:value-type="string">
            <text:p>弁当・おにぎり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1" calcext:value-type="float">
            <text:p>11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イキング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2" calcext:value-type="float">
            <text:p>11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デリカテッセン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3" calcext:value-type="float">
            <text:p>11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シーフー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4" calcext:value-type="float">
            <text:p>110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オイスターバ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5" calcext:value-type="float">
            <text:p>110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にんにく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6" calcext:value-type="float">
            <text:p>1104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野菜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7" calcext:value-type="float">
            <text:p>1104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牛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8" calcext:value-type="float">
            <text:p>110408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豚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8" calcext:value-type="float">
            <text:p>8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09" calcext:value-type="float">
            <text:p>110409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馬肉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9" calcext:value-type="float">
            <text:p>9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10" calcext:value-type="float">
            <text:p>110410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炭火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0" calcext:value-type="float">
            <text:p>10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11" calcext:value-type="float">
            <text:p>11041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ベキュ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1" calcext:value-type="float">
            <text:p>11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12" calcext:value-type="float">
            <text:p>11041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その他肉料理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2" calcext:value-type="float">
            <text:p>12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13" calcext:value-type="float">
            <text:p>11041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屋台船・クルージング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3" calcext:value-type="float">
            <text:p>13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110414" calcext:value-type="float">
            <text:p>11041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レストラン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4" calcext:value-type="float">
            <text:p>14</text:p>
          </table:table-cell>
          <table:table-cell table:formula="of:=VLOOKUP(INDIRECT(&quot;I&quot;&amp;ROW();1);[$LEVEL_2.$D$1:.$J$1048576];7;0)" office:value-type="float" office:value="1104" calcext:value-type="float">
            <text:p>1104</text:p>
          </table:table-cell>
          <table:table-cell/>
          <table:table-cell table:content-validation-name="val2" office:value-type="string" calcext:value-type="string">
            <text:p>レストラン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101" calcext:value-type="float">
            <text:p>23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ケーキ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301" calcext:value-type="float">
            <text:p>2301</text:p>
          </table:table-cell>
          <table:table-cell/>
          <table:table-cell table:content-validation-name="val2" office:value-type="string" calcext:value-type="string">
            <text:p>洋菓子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102" calcext:value-type="float">
            <text:p>23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チョコレート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301" calcext:value-type="float">
            <text:p>2301</text:p>
          </table:table-cell>
          <table:table-cell/>
          <table:table-cell table:content-validation-name="val2" office:value-type="string" calcext:value-type="string">
            <text:p>洋菓子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103" calcext:value-type="float">
            <text:p>2301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マカロン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2301" calcext:value-type="float">
            <text:p>2301</text:p>
          </table:table-cell>
          <table:table-cell/>
          <table:table-cell table:content-validation-name="val2" office:value-type="string" calcext:value-type="string">
            <text:p>洋菓子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104" calcext:value-type="float">
            <text:p>2301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バームクーヘン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2301" calcext:value-type="float">
            <text:p>2301</text:p>
          </table:table-cell>
          <table:table-cell/>
          <table:table-cell table:content-validation-name="val2" office:value-type="string" calcext:value-type="string">
            <text:p>洋菓子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105" calcext:value-type="float">
            <text:p>2301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洋菓子（その他）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2301" calcext:value-type="float">
            <text:p>2301</text:p>
          </table:table-cell>
          <table:table-cell/>
          <table:table-cell table:content-validation-name="val2" office:value-type="string" calcext:value-type="string">
            <text:p>洋菓子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201" calcext:value-type="float">
            <text:p>2302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和菓子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302" calcext:value-type="float">
            <text:p>2302</text:p>
          </table:table-cell>
          <table:table-cell/>
          <table:table-cell table:content-validation-name="val2" office:value-type="string" calcext:value-type="string">
            <text:p>和菓子・甘味処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202" calcext:value-type="float">
            <text:p>2302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甘味処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302" calcext:value-type="float">
            <text:p>2302</text:p>
          </table:table-cell>
          <table:table-cell/>
          <table:table-cell table:content-validation-name="val2" office:value-type="string" calcext:value-type="string">
            <text:p>和菓子・甘味処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203" calcext:value-type="float">
            <text:p>2302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たい焼き・大判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2302" calcext:value-type="float">
            <text:p>2302</text:p>
          </table:table-cell>
          <table:table-cell/>
          <table:table-cell table:content-validation-name="val2" office:value-type="string" calcext:value-type="string">
            <text:p>和菓子・甘味処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204" calcext:value-type="float">
            <text:p>2302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どら焼き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2302" calcext:value-type="float">
            <text:p>2302</text:p>
          </table:table-cell>
          <table:table-cell/>
          <table:table-cell table:content-validation-name="val2" office:value-type="string" calcext:value-type="string">
            <text:p>和菓子・甘味処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205" calcext:value-type="float">
            <text:p>2302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大福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2302" calcext:value-type="float">
            <text:p>2302</text:p>
          </table:table-cell>
          <table:table-cell/>
          <table:table-cell table:content-validation-name="val2" office:value-type="string" calcext:value-type="string">
            <text:p>和菓子・甘味処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206" calcext:value-type="float">
            <text:p>2302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せんべい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2302" calcext:value-type="float">
            <text:p>2302</text:p>
          </table:table-cell>
          <table:table-cell/>
          <table:table-cell table:content-validation-name="val2" office:value-type="string" calcext:value-type="string">
            <text:p>和菓子・甘味処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01" calcext:value-type="float">
            <text:p>2304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アイスクリーム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2304" calcext:value-type="float">
            <text:p>2304</text:p>
          </table:table-cell>
          <table:table-cell/>
          <table:table-cell table:content-validation-name="val2" office:value-type="string" calcext:value-type="string">
            <text:p>スイーツ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02" calcext:value-type="float">
            <text:p>2304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ソフトクリーム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2304" calcext:value-type="float">
            <text:p>2304</text:p>
          </table:table-cell>
          <table:table-cell/>
          <table:table-cell table:content-validation-name="val2" office:value-type="string" calcext:value-type="string">
            <text:p>スイーツ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03" calcext:value-type="float">
            <text:p>230403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かき氷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3" calcext:value-type="float">
            <text:p>3</text:p>
          </table:table-cell>
          <table:table-cell table:formula="of:=VLOOKUP(INDIRECT(&quot;I&quot;&amp;ROW();1);[$LEVEL_2.$D$1:.$J$1048576];7;0)" office:value-type="float" office:value="2304" calcext:value-type="float">
            <text:p>2304</text:p>
          </table:table-cell>
          <table:table-cell/>
          <table:table-cell table:content-validation-name="val2" office:value-type="string" calcext:value-type="string">
            <text:p>スイーツ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04" calcext:value-type="float">
            <text:p>230404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クレープ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4" calcext:value-type="float">
            <text:p>4</text:p>
          </table:table-cell>
          <table:table-cell table:formula="of:=VLOOKUP(INDIRECT(&quot;I&quot;&amp;ROW();1);[$LEVEL_2.$D$1:.$J$1048576];7;0)" office:value-type="float" office:value="2304" calcext:value-type="float">
            <text:p>2304</text:p>
          </table:table-cell>
          <table:table-cell/>
          <table:table-cell table:content-validation-name="val2" office:value-type="string" calcext:value-type="string">
            <text:p>スイーツ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05" calcext:value-type="float">
            <text:p>230405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パフェ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5" calcext:value-type="float">
            <text:p>5</text:p>
          </table:table-cell>
          <table:table-cell table:formula="of:=VLOOKUP(INDIRECT(&quot;I&quot;&amp;ROW();1);[$LEVEL_2.$D$1:.$J$1048576];7;0)" office:value-type="float" office:value="2304" calcext:value-type="float">
            <text:p>2304</text:p>
          </table:table-cell>
          <table:table-cell/>
          <table:table-cell table:content-validation-name="val2" office:value-type="string" calcext:value-type="string">
            <text:p>スイーツ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06" calcext:value-type="float">
            <text:p>230406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フルーツパーラ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6" calcext:value-type="float">
            <text:p>6</text:p>
          </table:table-cell>
          <table:table-cell table:formula="of:=VLOOKUP(INDIRECT(&quot;I&quot;&amp;ROW();1);[$LEVEL_2.$D$1:.$J$1048576];7;0)" office:value-type="float" office:value="2304" calcext:value-type="float">
            <text:p>2304</text:p>
          </table:table-cell>
          <table:table-cell/>
          <table:table-cell table:content-validation-name="val2" office:value-type="string" calcext:value-type="string">
            <text:p>スイーツ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230407" calcext:value-type="float">
            <text:p>230407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ジュースバ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7" calcext:value-type="float">
            <text:p>7</text:p>
          </table:table-cell>
          <table:table-cell table:formula="of:=VLOOKUP(INDIRECT(&quot;I&quot;&amp;ROW();1);[$LEVEL_2.$D$1:.$J$1048576];7;0)" office:value-type="float" office:value="2304" calcext:value-type="float">
            <text:p>2304</text:p>
          </table:table-cell>
          <table:table-cell/>
          <table:table-cell table:content-validation-name="val2" office:value-type="string" calcext:value-type="string">
            <text:p>スイーツ（その他）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10101" calcext:value-type="float">
            <text:p>310101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日本酒バ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1" calcext:value-type="float">
            <text:p>1</text:p>
          </table:table-cell>
          <table:table-cell table:formula="of:=VLOOKUP(INDIRECT(&quot;I&quot;&amp;ROW();1);[$LEVEL_2.$D$1:.$J$1048576];7;0)" office:value-type="float" office:value="3101" calcext:value-type="float">
            <text:p>3101</text:p>
          </table:table-cell>
          <table:table-cell/>
          <table:table-cell table:content-validation-name="val2" office:value-type="string" calcext:value-type="string">
            <text:p>日本酒バー・焼酎バー</text:p>
          </table:table-cell>
        </table:table-row>
        <table:table-row table:style-name="ro1">
          <table:table-cell table:formula="of:=INDIRECT(&quot;G&quot;&amp;ROW();1)*100+INDIRECT(&quot;F&quot;&amp;ROW();1)" office:value-type="float" office:value="310102" calcext:value-type="float">
            <text:p>310102</text:p>
          </table:table-cell>
          <table:table-cell office:value-type="string" calcext:value-type="string">
            <text:p>1900/01/01</text:p>
          </table:table-cell>
          <table:table-cell office:value-type="string" calcext:value-type="string">
            <text:p>9999/12/31</text:p>
          </table:table-cell>
          <table:table-cell office:value-type="string" calcext:value-type="string">
            <text:p>焼酎バー</text:p>
          </table:table-cell>
          <table:table-cell office:value-type="float" office:value="3" calcext:value-type="float">
            <text:p>3</text:p>
          </table:table-cell>
          <table:table-cell table:formula="of:=IF(INDIRECT(&quot;G&quot;&amp;ROW()-1;1)&amp;&quot;_&quot;&amp;INDIRECT(&quot;B&quot;&amp;ROW()-1;1)=INDIRECT(&quot;G&quot;&amp;ROW();1)&amp;&quot;_&quot;&amp;INDIRECT(&quot;B&quot;&amp;ROW();1);INDIRECT(&quot;F&quot;&amp;ROW()-1;1)+1;1)" office:value-type="float" office:value="2" calcext:value-type="float">
            <text:p>2</text:p>
          </table:table-cell>
          <table:table-cell table:formula="of:=VLOOKUP(INDIRECT(&quot;I&quot;&amp;ROW();1);[$LEVEL_2.$D$1:.$J$1048576];7;0)" office:value-type="float" office:value="3101" calcext:value-type="float">
            <text:p>3101</text:p>
          </table:table-cell>
          <table:table-cell/>
          <table:table-cell table:content-validation-name="val2" office:value-type="string" calcext:value-type="string">
            <text:p>日本酒バー・焼酎バー</text:p>
          </table:table-cell>
        </table:table-row>
      </table:table>
      <table:named-expressions/>
      <table:database-ranges>
        <table:database-range table:name="レベル1" table:target-range-address="LEVEL_1.D2:LEVEL_1.D36" table:on-update-keep-styles="true" table:on-update-keep-size="false"/>
        <table:database-range table:name="レベル2" table:target-range-address="LEVEL_2.D3:LEVEL_2.D71" table:on-update-keep-styles="true" table:on-update-keep-size="false"/>
        <table:database-range table:name="__Anonymous_Sheet_DB__0" table:target-range-address="FOOD_GENRES.A1:FOOD_GENRES.H2" table:display-filter-buttons="true"/>
        <table:database-range table:name="__Anonymous_Sheet_DB__1" table:target-range-address="LEVEL_1.A1:LEVEL_1.G2" table:display-filter-buttons="true"/>
        <table:database-range table:name="__Anonymous_Sheet_DB__2" table:target-range-address="LEVEL_2.A2:LEVEL_2.G3" table:display-filter-buttons="true"/>
        <table:database-range table:name="__Anonymous_Sheet_DB__3" table:target-range-address="LEVEL_3.A2:LEVEL_3.G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VL Pゴシック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5-07T21:18:43.640223816</dc:date>
    <meta:editing-duration>P1DT3H9M44S</meta:editing-duration>
    <meta:editing-cycles>22</meta:editing-cycles>
    <meta:generator>LibreOffice/6.4.3.2$Linux_X86_64 LibreOffice_project/747b5d0ebf89f41c860ec2a39efd7cb15b54f2d8</meta:generator>
    <meta:document-statistic meta:table-count="4" meta:cell-count="4346" meta:object-count="0"/>
  </office:meta>
</office:document-meta>
</file>